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4001433.6776" calcext:value-type="float">
            <text:p><text:s/>44,001,434 <text:s/></text:p>
          </table:table-cell>
          <table:table-cell table:style-name="ce42" office:value-type="float" office:value="4720448.32222222" calcext:value-type="float">
            <text:p><text:s/>4,720,448 <text:s/></text:p>
          </table:table-cell>
          <table:table-cell table:style-name="ce42" office:value-type="float" office:value="31834941.6776" calcext:value-type="float">
            <text:p><text:s/>31,834,942 <text:s/></text:p>
          </table:table-cell>
          <table:table-cell table:style-name="ce42" office:value-type="float" office:value="295854.633333333" calcext:value-type="float">
            <text:p><text:s/>295,855 <text:s/></text:p>
          </table:table-cell>
          <table:table-cell table:style-name="ce42" office:value-type="float" office:value="7069952.71111111" calcext:value-type="float">
            <text:p><text:s/>7,069,9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36.3333333333" calcext:value-type="float">
            <text:p><text:s/>80,23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8297.2555555556" calcext:value-type="float">
            <text:p><text:s/>78,2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2.811111111111" calcext:value-type="float">
            <text:p><text:s/>8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474.4444444444" calcext:value-type="float">
            <text:p><text:s/>77,4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9887.9056867748" calcext:value-type="float">
            <text:p><text:s/>69,888 <text:s/></text:p>
          </table:table-cell>
          <table:table-cell table:style-name="ce42" office:value-type="float" office:value="122211.561111111" calcext:value-type="float">
            <text:p><text:s/>122,212 <text:s/></text:p>
          </table:table-cell>
          <table:table-cell table:style-name="ce42" office:value-type="float" office:value="559.663267159979" calcext:value-type="float">
            <text:p><text:s/>560 <text:s/></text:p>
          </table:table-cell>
          <table:table-cell table:style-name="ce42" office:value-type="float" office:value="-1920.94444444445" calcext:value-type="float">
            <text:p><text:s/>-1,921 <text:s/></text:p>
          </table:table-cell>
          <table:table-cell table:style-name="ce42" office:value-type="float" office:value="-35248.1520248295" calcext:value-type="float">
            <text:p><text:s/>-35,2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5714.2222222222" calcext:value-type="float">
            <text:p><text:s/>-15,7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3853248.5163577" calcext:value-type="float">
            <text:p><text:s/>43,853,249 <text:s/></text:p>
          </table:table-cell>
          <table:table-cell table:style-name="ce43" office:value-type="float" office:value="4598236.76111111" calcext:value-type="float">
            <text:p><text:s/>4,598,237 <text:s/></text:p>
          </table:table-cell>
          <table:table-cell table:style-name="ce43" office:value-type="float" office:value="31834382.0143328" calcext:value-type="float">
            <text:p><text:s/>31,834,382 <text:s/></text:p>
          </table:table-cell>
          <table:table-cell table:style-name="ce43" office:value-type="float" office:value="296952.766666667" calcext:value-type="float">
            <text:p><text:s/>296,953 <text:s/></text:p>
          </table:table-cell>
          <table:table-cell table:style-name="ce43" office:value-type="float" office:value="7105200.86313594" calcext:value-type="float">
            <text:p><text:s/>7,105,20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476.1111111111" calcext:value-type="float">
            <text:p><text:s/>18,47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12312.138773835" calcext:value-type="float">
            <text:p><text:s/>412,312 <text:s/></text:p>
          </table:table-cell>
          <table:table-cell table:style-name="ce43" office:value-type="float" office:value="-84954.1899999999" calcext:value-type="float">
            <text:p><text:s/>-84,954 <text:s/></text:p>
          </table:table-cell>
          <table:table-cell table:style-name="ce43" office:value-type="float" office:value="626200.410324124" calcext:value-type="float">
            <text:p><text:s/>626,200 <text:s/></text:p>
          </table:table-cell>
          <table:table-cell table:style-name="ce43" office:value-type="float" office:value="-74269.1555555556" calcext:value-type="float">
            <text:p><text:s/>-74,269 <text:s/></text:p>
          </table:table-cell>
          <table:table-cell table:style-name="ce43" office:value-type="float" office:value="-42519.9259947338" calcext:value-type="float">
            <text:p><text:s/>-42,52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2145" calcext:value-type="float">
            <text:p><text:s/>-12,14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2206880.7187346" calcext:value-type="float">
            <text:p><text:s/>42,206,881 <text:s/></text:p>
          </table:table-cell>
          <table:table-cell table:style-name="ce42" office:value-type="float" office:value="4683190.95111111" calcext:value-type="float">
            <text:p><text:s/>4,683,191 <text:s/></text:p>
          </table:table-cell>
          <table:table-cell table:style-name="ce42" office:value-type="float" office:value="25907636.5731137" calcext:value-type="float">
            <text:p><text:s/>25,907,6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47720.78913068" calcext:value-type="float">
            <text:p><text:s/>7,147,7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38908" calcext:value-type="float">
            <text:p><text:s/>3,638,9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850127.56555556" calcext:value-type="float">
            <text:p><text:s/>5,850,128 <text:s/></text:p>
          </table:table-cell>
          <table:table-cell table:style-name="ce42" office:value-type="float" office:value="4683190.95111111" calcext:value-type="float">
            <text:p><text:s/>4,683,191 <text:s/></text:p>
          </table:table-cell>
          <table:table-cell table:style-name="ce42" office:value-type="float" office:value="1166936.61444444" calcext:value-type="float">
            <text:p><text:s/>1,166,9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968731.00777778" calcext:value-type="float">
            <text:p><text:s/>4,968,7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9823.00777778" calcext:value-type="float">
            <text:p><text:s/>1,329,8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38908" calcext:value-type="float">
            <text:p><text:s/>3,638,9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745655.0360149" calcext:value-type="float">
            <text:p><text:s/>21,745,6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79322.6024398" calcext:value-type="float">
            <text:p><text:s/>14,779,3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66332.43357512" calcext:value-type="float">
            <text:p><text:s/>6,966,3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760262.791111111" calcext:value-type="float">
            <text:p><text:s/>760,2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0262.791111111" calcext:value-type="float">
            <text:p><text:s/>760,2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882104.31827518" calcext:value-type="float">
            <text:p><text:s/>8,882,1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871291.55734051" calcext:value-type="float">
            <text:p><text:s/>7,871,29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1388.355555556" calcext:value-type="float">
            <text:p><text:s/>181,38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366087.78655556" calcext:value-type="float">
            <text:p><text:s/>7,366,0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35983.88888889" calcext:value-type="float">
            <text:p><text:s/>4,235,9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366087.78655556" calcext:value-type="float">
            <text:p><text:s/>7,366,0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235983.88888889" calcext:value-type="float">
            <text:p><text:s/>4,235,9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095329.36333333" calcext:value-type="float">
            <text:p><text:s/>1,095,32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56559.927" calcext:value-type="float">
            <text:p><text:s/>556,56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38769.436333333" calcext:value-type="float">
            <text:p><text:s/>538,76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8743.1054444444" calcext:value-type="float">
            <text:p><text:s/>48,74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7440.1111111111" calcext:value-type="float">
            <text:p><text:s/>17,44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456070.97662704" calcext:value-type="float">
            <text:p><text:s/>7,456,07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300545.03089504" calcext:value-type="float">
            <text:p><text:s/>5,300,545 <text:s/></text:p>
          </table:table-cell>
          <table:table-cell table:style-name="ce44" office:value-type="float" office:value="371221.922222222" calcext:value-type="float">
            <text:p><text:s/>371,22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10256.888888889" calcext:value-type="float">
            <text:p><text:s/>610,25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184623.39884927" calcext:value-type="float">
            <text:p><text:s/>7,184,6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300545.03089504" calcext:value-type="float">
            <text:p><text:s/>5,300,545 <text:s/></text:p>
          </table:table-cell>
          <table:table-cell table:style-name="ce44" office:value-type="float" office:value="296559.9" calcext:value-type="float">
            <text:p><text:s/>296,56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13471.333333333" calcext:value-type="float">
            <text:p><text:s/>413,47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184623.39884927" calcext:value-type="float">
            <text:p><text:s/>7,184,6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00545.03089504" calcext:value-type="float">
            <text:p><text:s/>5,300,545 <text:s/></text:p>
          </table:table-cell>
          <table:table-cell table:style-name="ce42" office:value-type="float" office:value="296559.9" calcext:value-type="float">
            <text:p><text:s/>296,5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471.333333333" calcext:value-type="float">
            <text:p><text:s/>413,4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366.92352" calcext:value-type="float">
            <text:p><text:s/>4,3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66.92352" calcext:value-type="float">
            <text:p><text:s/>4,3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05619.561342826" calcext:value-type="float">
            <text:p><text:s/>405,6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5619.561342826" calcext:value-type="float">
            <text:p><text:s/>405,6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41132.316679627" calcext:value-type="float">
            <text:p><text:s/>541,1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1132.316679627" calcext:value-type="float">
            <text:p><text:s/>541,1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47147.47796068" calcext:value-type="float">
            <text:p><text:s/>2,247,1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1946.47796068" calcext:value-type="float">
            <text:p><text:s/>2,241,9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533980.7769839" calcext:value-type="float">
            <text:p><text:s/>1,533,9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3980.7769839" calcext:value-type="float">
            <text:p><text:s/>1,533,9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4769.329432198" calcext:value-type="float">
            <text:p>( 64,76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4769.329432198" calcext:value-type="float">
            <text:p>( 64,76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469211.4475517" calcext:value-type="float">
            <text:p>( 1,469,21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69211.4475517" calcext:value-type="float">
            <text:p>( 1,469,21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39823.47781402" calcext:value-type="float">
            <text:p><text:s/>539,8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9823.47781402" calcext:value-type="float">
            <text:p><text:s/>539,8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62831.926842761" calcext:value-type="float">
            <text:p><text:s/>162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831.926842761" calcext:value-type="float">
            <text:p><text:s/>162,8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511.29632" calcext:value-type="float">
            <text:p><text:s/>10,51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310.29632" calcext:value-type="float">
            <text:p><text:s/>5,31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656.82218666667" calcext:value-type="float">
            <text:p><text:s/>2,6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6.82218666667" calcext:value-type="float">
            <text:p><text:s/>2,6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65012.04227556" calcext:value-type="float">
            <text:p><text:s/>1,965,0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5012.04227556" calcext:value-type="float">
            <text:p><text:s/>1,965,0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65617.34826667" calcext:value-type="float">
            <text:p><text:s/>1,565,6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5617.34826667" calcext:value-type="float">
            <text:p><text:s/>1,565,6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99394.694008889" calcext:value-type="float">
            <text:p><text:s/>399,3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394.694008889" calcext:value-type="float">
            <text:p><text:s/>399,3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81548.18224756" calcext:value-type="float">
            <text:p><text:s/>1,881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0.81429333333" calcext:value-type="float">
            <text:p><text:s/>2,671 <text:s/></text:p>
          </table:table-cell>
          <table:table-cell table:style-name="ce42" office:value-type="float" office:value="296559.9" calcext:value-type="float">
            <text:p><text:s/>296,5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471.333333333" calcext:value-type="float">
            <text:p><text:s/>413,4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79386.70171422" calcext:value-type="float">
            <text:p><text:s/>1,879,3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9.33376" calcext:value-type="float">
            <text:p><text:s/>509 <text:s/></text:p>
          </table:table-cell>
          <table:table-cell table:style-name="ce42" office:value-type="float" office:value="296559.9" calcext:value-type="float">
            <text:p><text:s/>296,5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471.333333333" calcext:value-type="float">
            <text:p><text:s/>413,4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61.48053333333" calcext:value-type="float">
            <text:p><text:s/>2,1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1.48053333333" calcext:value-type="float">
            <text:p><text:s/>2,1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80.06528" calcext:value-type="float">
            <text:p><text:s/>1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.06528" calcext:value-type="float">
            <text:p><text:s/>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36960.007356352" calcext:value-type="float">
            <text:p><text:s/>136,9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960.007356352" calcext:value-type="float">
            <text:p><text:s/>136,9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71447.577777778" calcext:value-type="float">
            <text:p><text:s/>271,4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62.0222222222" calcext:value-type="float">
            <text:p><text:s/>74,6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785.555555556" calcext:value-type="float">
            <text:p><text:s/>196,7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71447.577777778" calcext:value-type="float">
            <text:p><text:s/>271,4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62.0222222222" calcext:value-type="float">
            <text:p><text:s/>74,6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785.555555556" calcext:value-type="float">
            <text:p><text:s/>196,7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4485861.548948" calcext:value-type="float">
            <text:p><text:s/>124,485,8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428172.1653734" calcext:value-type="float">
            <text:p><text:s/>91,428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04594.1539316" calcext:value-type="float">
            <text:p><text:s/>32,104,5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122333.058" calcext:value-type="float">
            <text:p><text:s/>91,122,3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894279.9040684" calcext:value-type="float">
            <text:p><text:s/>61,894,2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228053.1539316" calcext:value-type="float">
            <text:p><text:s/>29,228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391756.702064" calcext:value-type="float">
            <text:p><text:s/>2,391,7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1756.702064" calcext:value-type="float">
            <text:p><text:s/>2,391,7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971771.788884" calcext:value-type="float">
            <text:p><text:s/>30,971,7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42135.559241" calcext:value-type="float">
            <text:p><text:s/>27,142,1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6541" calcext:value-type="float">
            <text:p><text:s/>2,876,5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750578.778824" calcext:value-type="float">
            <text:p><text:s/>21,750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385780.778824" calcext:value-type="float">
            <text:p><text:s/>19,385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4798" calcext:value-type="float">
            <text:p><text:s/>2,364,7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750578.778824" calcext:value-type="float">
            <text:p><text:s/>21,750,57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385780.778824" calcext:value-type="float">
            <text:p><text:s/>19,385,7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64798" calcext:value-type="float">
            <text:p><text:s/>2,364,79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3541.9337371247" calcext:value-type="float">
            <text:p><text:s/>63,542 <text:s/></text:p>
          </table:table-cell>
          <table:table-cell table:style-name="ce41" office:value-type="float" office:value="11344" calcext:value-type="float">
            <text:p><text:s/>11,344 <text:s/></text:p>
          </table:table-cell>
          <table:table-cell table:style-name="ce41" office:value-type="float" office:value="52197.9337371247" calcext:value-type="float">
            <text:p><text:s/>52,19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943394.2534395" calcext:value-type="float">
            <text:p><text:s/>63,943,394 <text:s/></text:p>
          </table:table-cell>
          <table:table-cell table:style-name="ce42" office:value-type="float" office:value="46129150" calcext:value-type="float">
            <text:p><text:s/>46,129,1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5183.855" calcext:value-type="float">
            <text:p><text:s/>435,1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7428.71993" calcext:value-type="float">
            <text:p><text:s/>1,497,4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64698.5663816" calcext:value-type="float">
            <text:p><text:s/>15,464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852.76987" calcext:value-type="float">
            <text:p><text:s/>40,8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9452.8" calcext:value-type="float">
            <text:p><text:s/>1,809,4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3499.55555556" calcext:value-type="float">
            <text:p><text:s/>2,193,5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334466.00603889" calcext:value-type="float">
            <text:p><text:s/>-1,334,466 <text:s/></text:p>
          </table:table-cell>
          <table:table-cell table:style-name="ce42" office:value-type="float" office:value="-811171" calcext:value-type="float">
            <text:p><text:s/>-811,1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6121" calcext:value-type="float">
            <text:p><text:s/>-0 <text:s/></text:p>
          </table:table-cell>
          <table:table-cell table:style-name="ce42" office:value-type="float" office:value="47197.60805" calcext:value-type="float">
            <text:p><text:s/>47,1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873751.2712783" calcext:value-type="float">
            <text:p><text:s/>45,873,751 <text:s/></text:p>
          </table:table-cell>
          <table:table-cell table:style-name="ce43" office:value-type="float" office:value="46951665" calcext:value-type="float">
            <text:p><text:s/>46,951,665 <text:s/></text:p>
          </table:table-cell>
          <table:table-cell table:style-name="ce43" office:value-type="float" office:value="52197.9337371247" calcext:value-type="float">
            <text:p><text:s/>52,198 <text:s/></text:p>
          </table:table-cell>
          <table:table-cell table:style-name="ce43" office:value-type="float" office:value="435183.855" calcext:value-type="float">
            <text:p><text:s/>435,184 <text:s/></text:p>
          </table:table-cell>
          <table:table-cell table:style-name="ce43" office:value-type="float" office:value="0.00000000006121" calcext:value-type="float">
            <text:p><text:s/>0 <text:s/></text:p>
          </table:table-cell>
          <table:table-cell table:style-name="ce43" office:value-type="float" office:value="1409378.34201" calcext:value-type="float">
            <text:p><text:s/>1,409,3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73063.29169889" calcext:value-type="float">
            <text:p><text:s/>6,673,0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266.00281" calcext:value-type="float">
            <text:p><text:s/>89,26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196603" calcext:value-type="float">
            <text:p><text:s/>-0 <text:s/></text:p>
          </table:table-cell>
          <table:table-cell table:style-name="ce43" office:value-type="float" office:value="0.00000000000862" calcext:value-type="float">
            <text:p><text:s/>0 <text:s/></text:p>
          </table:table-cell>
          <table:table-cell table:style-name="ce43" office:value-type="float" office:value="0.000000000004768" calcext:value-type="float">
            <text:p><text:s/>0 <text:s/></text:p>
          </table:table-cell>
          <table:table-cell table:style-name="ce43" office:value-type="float" office:value="53381.4624773988" calcext:value-type="float">
            <text:p><text:s/>53,381 <text:s/></text:p>
          </table:table-cell>
          <table:table-cell table:style-name="ce43" office:value-type="float" office:value="23531" calcext:value-type="float">
            <text:p><text:s/>23,53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39.3331565877213" calcext:value-type="float">
            <text:p><text:s/>-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18194.644617301" calcext:value-type="float">
            <text:p><text:s/>218,195 <text:s/></text:p>
          </table:table-cell>
          <table:table-cell table:style-name="ce42" office:value-type="float" office:value="508154.447458725" calcext:value-type="float">
            <text:p><text:s/>508,154 <text:s/></text:p>
          </table:table-cell>
          <table:table-cell table:style-name="ce42" office:value-type="float" office:value="103075.313303084" calcext:value-type="float">
            <text:p><text:s/>103,075 <text:s/></text:p>
          </table:table-cell>
          <table:table-cell table:style-name="ce42" office:value-type="float" office:value="49949929.9087054" calcext:value-type="float">
            <text:p><text:s/>49,949,930 <text:s/></text:p>
          </table:table-cell>
          <table:table-cell table:style-name="ce42" office:value-type="float" office:value="46928134" calcext:value-type="float">
            <text:p><text:s/>46,928,134 <text:s/></text:p>
          </table:table-cell>
          <table:table-cell table:style-name="ce42" office:value-type="float" office:value="52197.9337371247" calcext:value-type="float">
            <text:p><text:s/>52,198 <text:s/></text:p>
          </table:table-cell>
          <table:table-cell table:style-name="ce42" office:value-type="float" office:value="435183.855" calcext:value-type="float">
            <text:p><text:s/>435,184 <text:s/></text:p>
          </table:table-cell>
          <table:table-cell table:style-name="ce42" office:value-type="float" office:value="7518.43712731697" calcext:value-type="float">
            <text:p><text:s/>7,5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415515.7887371" calcext:value-type="float">
            <text:p><text:s/>47,415,516 <text:s/></text:p>
          </table:table-cell>
          <table:table-cell table:style-name="ce42" office:value-type="float" office:value="46928134" calcext:value-type="float">
            <text:p><text:s/>46,928,134 <text:s/></text:p>
          </table:table-cell>
          <table:table-cell table:style-name="ce42" office:value-type="float" office:value="52197.9337371247" calcext:value-type="float">
            <text:p><text:s/>52,198 <text:s/></text:p>
          </table:table-cell>
          <table:table-cell table:style-name="ce42" office:value-type="float" office:value="435183.855" calcext:value-type="float">
            <text:p><text:s/>435,1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2437.6" calcext:value-type="float">
            <text:p><text:s/>1,942,4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92.8" calcext:value-type="float">
            <text:p><text:s/>5,6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18194.644617301" calcext:value-type="float">
            <text:p><text:s/>218,195 <text:s/></text:p>
          </table:table-cell>
          <table:table-cell table:style-name="ce43" office:value-type="float" office:value="508154.447458725" calcext:value-type="float">
            <text:p><text:s/>508,154 <text:s/></text:p>
          </table:table-cell>
          <table:table-cell table:style-name="ce43" office:value-type="float" office:value="103075.313303084" calcext:value-type="float">
            <text:p><text:s/>103,075 <text:s/></text:p>
          </table:table-cell>
          <table:table-cell table:style-name="ce43" office:value-type="float" office:value="586283.71996822" calcext:value-type="float">
            <text:p><text:s/>586,28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518.43712731697" calcext:value-type="float">
            <text:p><text:s/>7,51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48995.53333333" calcext:value-type="float">
            <text:p><text:s/>1,248,996 <text:s/></text:p>
          </table:table-cell>
          <table:table-cell table:style-name="ce42" office:value-type="float" office:value="1643760.93933333" calcext:value-type="float">
            <text:p><text:s/>1,643,761 <text:s/></text:p>
          </table:table-cell>
          <table:table-cell table:style-name="ce42" office:value-type="float" office:value="237347.425" calcext:value-type="float">
            <text:p><text:s/>237,347 <text:s/></text:p>
          </table:table-cell>
          <table:table-cell table:style-name="ce42" office:value-type="float" office:value="54819056.6421278" calcext:value-type="float">
            <text:p><text:s/>54,819,0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381.94911111" calcext:value-type="float">
            <text:p><text:s/>1,450,382 <text:s/></text:p>
          </table:table-cell>
          <table:table-cell table:style-name="ce42" office:value-type="float" office:value="1624946.02854" calcext:value-type="float">
            <text:p><text:s/>1,624,9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48995.53333333" calcext:value-type="float">
            <text:p><text:s/>1,248,996 <text:s/></text:p>
          </table:table-cell>
          <table:table-cell table:style-name="ce42" office:value-type="float" office:value="1643760.93933333" calcext:value-type="float">
            <text:p><text:s/>1,643,761 <text:s/></text:p>
          </table:table-cell>
          <table:table-cell table:style-name="ce42" office:value-type="float" office:value="237347.425" calcext:value-type="float">
            <text:p><text:s/>237,347 <text:s/></text:p>
          </table:table-cell>
          <table:table-cell table:style-name="ce42" office:value-type="float" office:value="49772716.9787198" calcext:value-type="float">
            <text:p><text:s/>49,772,7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381.94911111" calcext:value-type="float">
            <text:p><text:s/>1,450,382 <text:s/></text:p>
          </table:table-cell>
          <table:table-cell table:style-name="ce42" office:value-type="float" office:value="1320540.249132" calcext:value-type="float">
            <text:p><text:s/>1,320,54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046339.663408" calcext:value-type="float">
            <text:p><text:s/>5,046,34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04405.779408" calcext:value-type="float">
            <text:p><text:s/>304,4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20257.8" calcext:value-type="float">
            <text:p><text:s/>220,258 <text:s/></text:p>
          </table:table-cell>
          <table:table-cell table:style-name="ce42" office:value-type="float" office:value="811540.930666667" calcext:value-type="float">
            <text:p><text:s/>811,541 <text:s/></text:p>
          </table:table-cell>
          <table:table-cell table:style-name="ce42" office:value-type="float" office:value="63530.6326666667" calcext:value-type="float">
            <text:p><text:s/>63,531 <text:s/></text:p>
          </table:table-cell>
          <table:table-cell table:style-name="ce42" office:value-type="float" office:value="2245060.08333528" calcext:value-type="float">
            <text:p><text:s/>2,245,0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2620.20834647" calcext:value-type="float">
            <text:p><text:s/>1,442,620 <text:s/></text:p>
          </table:table-cell>
          <table:table-cell table:style-name="ce42" office:value-type="float" office:value="51925.2164724475" calcext:value-type="float">
            <text:p><text:s/>51,9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1.2" calcext:value-type="float">
            <text:p><text:s/>2,1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91092.533333333" calcext:value-type="float">
            <text:p><text:s/>191,093 <text:s/></text:p>
          </table:table-cell>
          <table:table-cell table:style-name="ce42" office:value-type="float" office:value="301936.761" calcext:value-type="float">
            <text:p><text:s/>301,937 <text:s/></text:p>
          </table:table-cell>
          <table:table-cell table:style-name="ce42" office:value-type="float" office:value="63530.6326666667" calcext:value-type="float">
            <text:p><text:s/>63,531 <text:s/></text:p>
          </table:table-cell>
          <table:table-cell table:style-name="ce42" office:value-type="float" office:value="19300.8" calcext:value-type="float">
            <text:p><text:s/>19,3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9165.2666666667" calcext:value-type="float">
            <text:p><text:s/>29,165 <text:s/></text:p>
          </table:table-cell>
          <table:table-cell table:style-name="ce42" office:value-type="float" office:value="509604.169666667" calcext:value-type="float">
            <text:p><text:s/>509,6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9822.74945284" calcext:value-type="float">
            <text:p><text:s/>2,219,8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2620.20834647" calcext:value-type="float">
            <text:p><text:s/>1,442,620 <text:s/></text:p>
          </table:table-cell>
          <table:table-cell table:style-name="ce42" office:value-type="float" office:value="50148.88259" calcext:value-type="float">
            <text:p><text:s/>50,1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1.26666666667" calcext:value-type="float">
            <text:p><text:s/>1,9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44.06721578082" calcext:value-type="float">
            <text:p><text:s/>1,84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776.33388244749" calcext:value-type="float">
            <text:p><text:s/>1,77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736.46666666667" calcext:value-type="float">
            <text:p><text:s/>1,736 <text:s/></text:p>
          </table:table-cell>
          <table:table-cell table:style-name="ce44" office:value-type="float" office:value="26676.223" calcext:value-type="float">
            <text:p><text:s/>26,676 <text:s/></text:p>
          </table:table-cell>
          <table:table-cell table:style-name="ce44" office:value-type="float" office:value="2890.30466666667" calcext:value-type="float">
            <text:p><text:s/>2,89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08806.622049365" calcext:value-type="float">
            <text:p><text:s/>808,807 <text:s/></text:p>
          </table:table-cell>
          <table:table-cell table:style-name="ce44" office:value-type="float" office:value="297389.338207942" calcext:value-type="float">
            <text:p><text:s/>297,389 <text:s/></text:p>
          </table:table-cell>
          <table:table-cell table:style-name="ce44" office:value-type="float" office:value="67851.1743635825" calcext:value-type="float">
            <text:p><text:s/>67,851 <text:s/></text:p>
          </table:table-cell>
          <table:table-cell table:style-name="ce44" office:value-type="float" office:value="41771373.1671892" calcext:value-type="float">
            <text:p><text:s/>41,771,37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43.303637324137" calcext:value-type="float">
            <text:p><text:s/>243 <text:s/></text:p>
          </table:table-cell>
          <table:table-cell table:style-name="ce44" office:value-type="float" office:value="2893172.48442414" calcext:value-type="float">
            <text:p><text:s/>2,893,17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08806.622049365" calcext:value-type="float">
            <text:p><text:s/>808,807 <text:s/></text:p>
          </table:table-cell>
          <table:table-cell table:style-name="ce44" office:value-type="float" office:value="297389.338207942" calcext:value-type="float">
            <text:p><text:s/>297,389 <text:s/></text:p>
          </table:table-cell>
          <table:table-cell table:style-name="ce44" office:value-type="float" office:value="67851.1743635825" calcext:value-type="float">
            <text:p><text:s/>67,851 <text:s/></text:p>
          </table:table-cell>
          <table:table-cell table:style-name="ce44" office:value-type="float" office:value="20087132.3987764" calcext:value-type="float">
            <text:p><text:s/>20,087,13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43.303637324137" calcext:value-type="float">
            <text:p><text:s/>243 <text:s/></text:p>
          </table:table-cell>
          <table:table-cell table:style-name="ce44" office:value-type="float" office:value="1878313.33907414" calcext:value-type="float">
            <text:p><text:s/>1,878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08806.622049365" calcext:value-type="float">
            <text:p><text:s/>808,807 <text:s/></text:p>
          </table:table-cell>
          <table:table-cell table:style-name="ce42" office:value-type="float" office:value="297389.338207942" calcext:value-type="float">
            <text:p><text:s/>297,389 <text:s/></text:p>
          </table:table-cell>
          <table:table-cell table:style-name="ce42" office:value-type="float" office:value="67851.1743635825" calcext:value-type="float">
            <text:p><text:s/>67,851 <text:s/></text:p>
          </table:table-cell>
          <table:table-cell table:style-name="ce42" office:value-type="float" office:value="4122774.94620561" calcext:value-type="float">
            <text:p><text:s/>4,122,7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3.303637324137" calcext:value-type="float">
            <text:p><text:s/>243 <text:s/></text:p>
          </table:table-cell>
          <table:table-cell table:style-name="ce42" office:value-type="float" office:value="405124.75317" calcext:value-type="float">
            <text:p><text:s/>405,1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989.1157" calcext:value-type="float">
            <text:p><text:s/>61,9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9.9157" calcext:value-type="float">
            <text:p><text:s/>2,5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5232.371594976" calcext:value-type="float">
            <text:p><text:s/>335,2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14.43554" calcext:value-type="float">
            <text:p><text:s/>8,7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7771.223974236" calcext:value-type="float">
            <text:p><text:s/>437,7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1.28574" calcext:value-type="float">
            <text:p><text:s/>1,0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67.2887" calcext:value-type="float">
            <text:p><text:s/>20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25.8887" calcext:value-type="float">
            <text:p><text:s/>2,4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4.03547333333" calcext:value-type="float">
            <text:p><text:s/>9,1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.90214" calcext:value-type="float">
            <text:p><text:s/>1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871.13456181" calcext:value-type="float">
            <text:p><text:s/>157,8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90.00118" calcext:value-type="float">
            <text:p><text:s/>2,1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37.96397" calcext:value-type="float">
            <text:p><text:s/>4,2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97.36397" calcext:value-type="float">
            <text:p><text:s/>3,0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201" calcext:value-type="float">
            <text:p><text:s/>5,2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3149.07991503" calcext:value-type="float">
            <text:p><text:s/>1,433,1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3.303637324137" calcext:value-type="float">
            <text:p><text:s/>243 <text:s/></text:p>
          </table:table-cell>
          <table:table-cell table:style-name="ce42" office:value-type="float" office:value="237707.60666" calcext:value-type="float">
            <text:p><text:s/>237,7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9708.75051729" calcext:value-type="float">
            <text:p><text:s/>1,069,7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436.95369" calcext:value-type="float">
            <text:p><text:s/>59,4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35178.153263627" calcext:value-type="float">
            <text:p>( 935,17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9430.25234" calcext:value-type="float">
            <text:p>( 59,43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3989.797253659" calcext:value-type="float">
            <text:p>( 133,99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.70135" calcext:value-type="float">
            <text:p>( 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40.8" calcext:value-type="float">
            <text:p>( 54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636.224222753" calcext:value-type="float">
            <text:p><text:s/>142,6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3.303637324137" calcext:value-type="float">
            <text:p><text:s/>2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77.9855383253" calcext:value-type="float">
            <text:p><text:s/>35,8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201" calcext:value-type="float">
            <text:p><text:s/>5,201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84926.119636667" calcext:value-type="float">
            <text:p><text:s/>184,92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78270.65297" calcext:value-type="float">
            <text:p><text:s/>178,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348.507145556" calcext:value-type="float">
            <text:p><text:s/>183,3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7.35159" calcext:value-type="float">
            <text:p><text:s/>2,8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252.913" calcext:value-type="float">
            <text:p><text:s/>82,2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46.513" calcext:value-type="float">
            <text:p><text:s/>2,54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3318.13538" calcext:value-type="float">
            <text:p><text:s/>93,31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827.33538" calcext:value-type="float">
            <text:p><text:s/>6,8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5758.828533333" calcext:value-type="float">
            <text:p><text:s/>325,7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00.4952" calcext:value-type="float">
            <text:p><text:s/>10,4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26.1333333333" calcext:value-type="float">
            <text:p><text:s/>54,6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132.6952" calcext:value-type="float">
            <text:p><text:s/>271,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00.4952" calcext:value-type="float">
            <text:p><text:s/>10,4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073.70342333333" calcext:value-type="float">
            <text:p>( 5,07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14.77009" calcext:value-type="float">
            <text:p>( 4,915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375.05351333333" calcext:value-type="float">
            <text:p>( 3,37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787.92018" calcext:value-type="float">
            <text:p>( 1,78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03605.622049365" calcext:value-type="float">
            <text:p><text:s/>803,606 <text:s/></text:p>
          </table:table-cell>
          <table:table-cell table:style-name="ce42" office:value-type="float" office:value="297389.338207942" calcext:value-type="float">
            <text:p><text:s/>297,389 <text:s/></text:p>
          </table:table-cell>
          <table:table-cell table:style-name="ce42" office:value-type="float" office:value="67851.1743635825" calcext:value-type="float">
            <text:p><text:s/>67,851 <text:s/></text:p>
          </table:table-cell>
          <table:table-cell table:style-name="ce42" office:value-type="float" office:value="497166.135093333" calcext:value-type="float">
            <text:p><text:s/>497,1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077.56176" calcext:value-type="float">
            <text:p><text:s/>18,0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03605.622049365" calcext:value-type="float">
            <text:p><text:s/>803,606 <text:s/></text:p>
          </table:table-cell>
          <table:table-cell table:style-name="ce42" office:value-type="float" office:value="297389.338207942" calcext:value-type="float">
            <text:p><text:s/>297,389 <text:s/></text:p>
          </table:table-cell>
          <table:table-cell table:style-name="ce42" office:value-type="float" office:value="67851.1743635825" calcext:value-type="float">
            <text:p><text:s/>67,851 <text:s/></text:p>
          </table:table-cell>
          <table:table-cell table:style-name="ce42" office:value-type="float" office:value="424204.239623333" calcext:value-type="float">
            <text:p><text:s/>424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56.26629" calcext:value-type="float">
            <text:p><text:s/>10,3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961.89547" calcext:value-type="float">
            <text:p><text:s/>72,9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21.29547" calcext:value-type="float">
            <text:p><text:s/>7,7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610.11031666667" calcext:value-type="float">
            <text:p>( 7,61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684.24365" calcext:value-type="float">
            <text:p>( 4,68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738.6769888889" calcext:value-type="float">
            <text:p><text:s/>88,7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01.2881" calcext:value-type="float">
            <text:p><text:s/>5,40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1963.7454" calcext:value-type="float">
            <text:p><text:s/>11,96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707.3454" calcext:value-type="float">
            <text:p><text:s/>2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171.3010306507" calcext:value-type="float">
            <text:p><text:s/>90,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22.74981" calcext:value-type="float">
            <text:p><text:s/>3,6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696.2347577778" calcext:value-type="float">
            <text:p><text:s/>38,6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34.55698" calcext:value-type="float">
            <text:p><text:s/>6,9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141.426346667" calcext:value-type="float">
            <text:p><text:s/>102,1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364.15968" calcext:value-type="float">
            <text:p><text:s/>87,3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4.880000018667" calcext:value-type="float">
            <text:p><text:s/>8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672.729973333" calcext:value-type="float">
            <text:p><text:s/>101,6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8.99664" calcext:value-type="float">
            <text:p><text:s/>5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759.2186666667" calcext:value-type="float">
            <text:p><text:s/>46,75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77964.6253033" calcext:value-type="float">
            <text:p><text:s/>13,177,9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687.6411922222" calcext:value-type="float">
            <text:p><text:s/>94,6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567.1111111111" calcext:value-type="float">
            <text:p><text:s/>95,5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71371.6475256" calcext:value-type="float">
            <text:p><text:s/>12,771,3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687.6411922222" calcext:value-type="float">
            <text:p><text:s/>94,6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44.8" calcext:value-type="float">
            <text:p><text:s/>30,1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881.066666667" calcext:value-type="float">
            <text:p><text:s/>280,8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316.6324" calcext:value-type="float">
            <text:p><text:s/>405,3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8054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019.2990666667" calcext:value-type="float">
            <text:p><text:s/>72,0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8054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3297.333333333" calcext:value-type="float">
            <text:p><text:s/>333,29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2561.19655776" calcext:value-type="float">
            <text:p><text:s/>1,082,5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959.1410022009" calcext:value-type="float">
            <text:p><text:s/>79,9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5824.686068868" calcext:value-type="float">
            <text:p><text:s/>525,8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851.9194022009" calcext:value-type="float">
            <text:p><text:s/>79,8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17.06666666667" calcext:value-type="float">
            <text:p><text:s/>8,2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72.4" calcext:value-type="float">
            <text:p><text:s/>13,1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52.8" calcext:value-type="float">
            <text:p><text:s/>10,4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03.73333333333" calcext:value-type="float">
            <text:p><text:s/>8,1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231.544444444" calcext:value-type="float">
            <text:p><text:s/>367,2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9558.966044444" calcext:value-type="float">
            <text:p><text:s/>149,5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7.2216" calcext:value-type="float">
            <text:p><text:s/>10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98514.99830972" calcext:value-type="float">
            <text:p><text:s/>1,298,51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98514.99830972" calcext:value-type="float">
            <text:p><text:s/>1,298,5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84240.7684128" calcext:value-type="float">
            <text:p><text:s/>21,684,2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4859.14535" calcext:value-type="float">
            <text:p><text:s/>1,014,8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84240.7684128" calcext:value-type="float">
            <text:p><text:s/>21,684,2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4859.14535" calcext:value-type="float">
            <text:p><text:s/>1,014,8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784173.6120167" calcext:value-type="float">
            <text:p>( 17,784,17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14859.14535" calcext:value-type="float">
            <text:p>( 1,014,85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16007.794734" calcext:value-type="float">
            <text:p><text:s/>316,008 <text:s/></text:p>
          </table:table-cell>
          <table:table-cell table:style-name="ce42" office:value-type="float" office:value="573713.605154" calcext:value-type="float">
            <text:p><text:s/>573,714 <text:s/></text:p>
          </table:table-cell>
          <table:table-cell table:style-name="ce42" office:value-type="float" office:value="63373.829755" calcext:value-type="float">
            <text:p><text:s/>63,374 <text:s/></text:p>
          </table:table-cell>
          <table:table-cell table:style-name="ce42" office:value-type="float" office:value="9469953.66885" calcext:value-type="float">
            <text:p><text:s/>9,469,9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38.936765" calcext:value-type="float">
            <text:p><text:s/>37,4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07676.672" calcext:value-type="float">
            <text:p><text:s/>7,307,6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33.894454" calcext:value-type="float">
            <text:p><text:s/>13,6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16007.794734" calcext:value-type="float">
            <text:p><text:s/>316,008 <text:s/></text:p>
          </table:table-cell>
          <table:table-cell table:style-name="ce42" office:value-type="float" office:value="573713.605154" calcext:value-type="float">
            <text:p><text:s/>573,714 <text:s/></text:p>
          </table:table-cell>
          <table:table-cell table:style-name="ce42" office:value-type="float" office:value="63373.829755" calcext:value-type="float">
            <text:p><text:s/>63,374 <text:s/></text:p>
          </table:table-cell>
          <table:table-cell table:style-name="ce42" office:value-type="float" office:value="2148643.102396" calcext:value-type="float">
            <text:p><text:s/>2,148,6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38.936765" calcext:value-type="float">
            <text:p><text:s/>37,4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2252.883166" calcext:value-type="float">
            <text:p><text:s/>1,442,2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42252.883166" calcext:value-type="float">
            <text:p><text:s/>1,442,25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13783.4" calcext:value-type="float">
            <text:p><text:s/>12,213,783 <text:s/></text:p>
          </table:table-cell>
          <table:table-cell table:number-columns-repeated="2" table:style-name="ce42" office:value-type="float" office:value="66294.8" calcext:value-type="float">
            <text:p><text:s/>66,2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339.5555555556" calcext:value-type="float">
            <text:p><text:s/>44,3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.2086204566951" calcext:value-type="float">
            <text:p><text:s/>56 <text:s/></text:p>
          </table:table-cell>
          <table:table-cell table:number-columns-repeated="2" table:style-name="ce42" office:value-type="float" office:value="3107784.33333333" calcext:value-type="float">
            <text:p><text:s/>3,107,7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4267.55555556" calcext:value-type="float">
            <text:p><text:s/>1,244,2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193499.55555556" calcext:value-type="float">
            <text:p><text:s/>2,193,5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418.1333333333" calcext:value-type="float">
            <text:p><text:s/>42,418 <text:s/></text:p>
          </table:table-cell>
          <table:table-cell table:number-columns-repeated="2" table:style-name="ce42" office:value-type="float" office:value="-132135.553333334" calcext:value-type="float">
            <text:p><text:s/>-132,1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52667.5555555556" calcext:value-type="float">
            <text:p><text:s/>-52,668 <text:s/></text:p>
          </table:table-cell>
          <table:table-cell table:style-name="ce42" office:value-type="float" office:value="-1368.5" calcext:value-type="float">
            <text:p><text:s/>-1,36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171309.0580462" calcext:value-type="float">
            <text:p><text:s/>12,171,309 <text:s/></text:p>
          </table:table-cell>
          <table:table-cell table:number-columns-repeated="2" table:style-name="ce43" office:value-type="float" office:value="-2909353.98" calcext:value-type="float">
            <text:p><text:s/>-2,909,35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340760" calcext:value-type="float">
            <text:p><text:s/>-3,340,760 <text:s/></text:p>
          </table:table-cell>
          <table:table-cell table:style-name="ce43" office:value-type="float" office:value="1368.5" calcext:value-type="float">
            <text:p><text:s/>1,3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5726.06666667" calcext:value-type="float">
            <text:p><text:s/>3,775,726 <text:s/></text:p>
          </table:table-cell>
          <table:table-cell table:number-columns-repeated="2" table:style-name="ce42" office:value-type="float" office:value="67149.3333333333" calcext:value-type="float">
            <text:p><text:s/>67,1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364.4444444444" calcext:value-type="float">
            <text:p><text:s/>52,364 <text:s/></text:p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04805.05804621" calcext:value-type="float">
            <text:p><text:s/>304,805 <text:s/></text:p>
          </table:table-cell>
          <table:table-cell table:number-columns-repeated="2" table:style-name="ce43" office:value-type="float" office:value="-61770.54" calcext:value-type="float">
            <text:p><text:s/>-61,77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5198.222222222" calcext:value-type="float">
            <text:p><text:s/>115,198 <text:s/></text:p>
          </table:table-cell>
          <table:table-cell table:style-name="ce43" office:value-type="float" office:value="-4780.77777777778" calcext:value-type="float">
            <text:p><text:s/>-4,7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78536.53333333" calcext:value-type="float">
            <text:p><text:s/>8,678,537 <text:s/></text:p>
          </table:table-cell>
          <table:table-cell table:number-columns-repeated="2" table:style-name="ce42" office:value-type="float" office:value="11502431.3733333" calcext:value-type="float">
            <text:p><text:s/>11,502,4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51671.11111111" calcext:value-type="float">
            <text:p><text:s/>3,751,6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78536.53333333" calcext:value-type="float">
            <text:p><text:s/>8,678,537 <text:s/></text:p>
          </table:table-cell>
          <table:table-cell table:number-columns-repeated="2" table:style-name="ce42" office:value-type="float" office:value="7073786.85466667" calcext:value-type="float">
            <text:p><text:s/>7,073,7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51671.11111111" calcext:value-type="float">
            <text:p><text:s/>3,751,6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428644.51866667" calcext:value-type="float">
            <text:p><text:s/>4,428,64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53.4" calcext:value-type="float">
            <text:p><text:s/>4,0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74.8" calcext:value-type="float">
            <text:p><text:s/>2,0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61.26666666667" calcext:value-type="float">
            <text:p><text:s/>1,9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7.3333333333333" calcext:value-type="float">
            <text:p><text:s/>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769314.4666667" calcext:value-type="float">
            <text:p><text:s/>16,769,314 <text:s/></text:p>
          </table:table-cell>
          <table:table-cell table:number-columns-repeated="2" table:style-name="ce44" office:value-type="float" office:value="8583645.2" calcext:value-type="float">
            <text:p><text:s/>8,583,64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3348.444444444" calcext:value-type="float">
            <text:p><text:s/>243,348 <text:s/></text:p>
          </table:table-cell>
          <table:table-cell table:style-name="ce44" office:value-type="float" office:value="6146.44444444444" calcext:value-type="float">
            <text:p><text:s/>6,14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583645.2" calcext:value-type="float">
            <text:p><text:s/>8,583,64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3348.444444444" calcext:value-type="float">
            <text:p><text:s/>243,348 <text:s/></text:p>
          </table:table-cell>
          <table:table-cell table:style-name="ce44" office:value-type="float" office:value="6146.44444444444" calcext:value-type="float">
            <text:p><text:s/>6,1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711.4666666667" calcext:value-type="float">
            <text:p><text:s/>19,7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8.88888888889" calcext:value-type="float">
            <text:p><text:s/>1,449 <text:s/></text:p>
          </table:table-cell>
          <table:table-cell table:style-name="ce42" office:value-type="float" office:value="5.66666666666667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133.3333333333" calcext:value-type="float">
            <text:p><text:s/>12,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8.866666666667" calcext:value-type="float">
            <text:p><text:s/>5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2.466666666667" calcext:value-type="float">
            <text:p><text:s/>1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0.866666666666667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4.5333333333333" calcext:value-type="float">
            <text:p><text:s/>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2.22222222222" calcext:value-type="float">
            <text:p><text:s/>1,4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.5333333333333" calcext:value-type="float">
            <text:p><text:s/>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" calcext:value-type="float">
            <text:p><text:s/>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53333333333333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9.8" calcext:value-type="float">
            <text:p><text:s/>1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7.333333333333" calcext:value-type="float">
            <text:p><text:s/>1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.4666666666667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.3333333333333" calcext:value-type="float">
            <text:p><text:s/>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26.533333333333" calcext:value-type="float">
            <text:p><text:s/>12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3" calcext:value-type="float">
            <text:p><text:s/>4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34.06666666667" calcext:value-type="float">
            <text:p><text:s/>4,6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12.733333333333" calcext:value-type="float">
            <text:p><text:s/>6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1.466666666667" calcext:value-type="float">
            <text:p><text:s/>4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5.066666666667" calcext:value-type="float">
            <text:p><text:s/>1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17631.17833334" calcext:value-type="float">
            <text:p><text:s/>8,517,6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67.1111111111" calcext:value-type="float">
            <text:p><text:s/>95,5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5567.1111111111" calcext:value-type="float">
            <text:p><text:s/>95,5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17631.17833334" calcext:value-type="float">
            <text:p><text:s/>8,517,6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21.42166666667" calcext:value-type="float">
            <text:p><text:s/>8,4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21.42166666667" calcext:value-type="float">
            <text:p><text:s/>8,4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881.1333333333" calcext:value-type="float">
            <text:p><text:s/>37,8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332.444444444" calcext:value-type="float">
            <text:p><text:s/>146,332 <text:s/></text:p>
          </table:table-cell>
          <table:table-cell table:style-name="ce42" office:value-type="float" office:value="6137.94444444444" calcext:value-type="float">
            <text:p><text:s/>6,1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626.5" calcext:value-type="float">
            <text:p><text:s/>2,6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60.93333333333" calcext:value-type="float">
            <text:p><text:s/>8,5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775.06666666667" calcext:value-type="float">
            <text:p><text:s/>2,7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874.0666666667" calcext:value-type="float">
            <text:p><text:s/>23,8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332.444444444" calcext:value-type="float">
            <text:p><text:s/>146,332 <text:s/></text:p>
          </table:table-cell>
          <table:table-cell table:style-name="ce42" office:value-type="float" office:value="2014.5" calcext:value-type="float">
            <text:p><text:s/>2,01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671.06666666667" calcext:value-type="float">
            <text:p><text:s/>2,67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96.94444444444" calcext:value-type="float">
            <text:p><text:s/>1,49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69314.4666667" calcext:value-type="float">
            <text:p><text:s/>16,769,3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69314.4666667" calcext:value-type="float">
            <text:p><text:s/>16,769,3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769314.4666667" calcext:value-type="float">
            <text:p>( 16,769,31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0454.4" calcext:value-type="float">
            <text:p><text:s/>1,510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200.533333333" calcext:value-type="float">
            <text:p><text:s/>264,201 <text:s/></text:p>
          </table:table-cell>
          <table:table-cell table:style-name="ce42" office:value-type="float" office:value="23954.4444444444" calcext:value-type="float">
            <text:p><text:s/>23,954 <text:s/></text:p>
          </table:table-cell>
          <table:table-cell table:style-name="ce42" office:value-type="float" office:value="1236450.05628727" calcext:value-type="float">
            <text:p><text:s/>1,236,450 <text:s/></text:p>
          </table:table-cell>
          <table:table-cell table:style-name="ce42" office:value-type="float" office:value="41225" calcext:value-type="float">
            <text:p><text:s/>41,225 <text:s/></text:p>
          </table:table-cell>
          <table:table-cell table:style-name="ce42" office:value-type="float" office:value="45730.4888888889" calcext:value-type="float">
            <text:p><text:s/>45,730 <text:s/></text:p>
          </table:table-cell>
          <table:table-cell table:style-name="ce42" office:value-type="float" office:value="435199" calcext:value-type="float">
            <text:p><text:s/>435,1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531409.86133333" calcext:value-type="float">
            <text:p><text:s/>8,531,410 <text:s/></text:p>
          </table:table-cell>
          <table:table-cell table:style-name="ce42" office:value-type="float" office:value="1027300.26666667" calcext:value-type="float">
            <text:p><text:s/>1,027,300 <text:s/></text:p>
          </table:table-cell>
          <table:table-cell table:style-name="ce42" office:value-type="float" office:value="255" calcext:value-type="float">
            <text:p><text:s/>255 <text:s/></text:p>
          </table:table-cell>
          <table:table-cell table:style-name="ce42" office:value-type="float" office:value="781861.333333333" calcext:value-type="float">
            <text:p><text:s/>781,861 <text:s/></text:p>
          </table:table-cell>
          <table:table-cell table:style-name="ce42" office:value-type="float" office:value="279001.111111111" calcext:value-type="float">
            <text:p><text:s/>279,001 <text:s/></text:p>
          </table:table-cell>
          <table:table-cell table:style-name="ce42" office:value-type="float" office:value="141858.01544674" calcext:value-type="float">
            <text:p><text:s/>141,858 <text:s/></text:p>
          </table:table-cell>
          <table:table-cell table:style-name="ce42" office:value-type="float" office:value="25536" calcext:value-type="float">
            <text:p><text:s/>25,536 <text:s/></text:p>
          </table:table-cell>
          <table:table-cell table:style-name="ce42" office:value-type="float" office:value="193652.111111111" calcext:value-type="float">
            <text:p><text:s/>193,652 <text:s/></text:p>
          </table:table-cell>
          <table:table-cell table:style-name="ce42" office:value-type="float" office:value="90864" calcext:value-type="float">
            <text:p><text:s/>90,8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52417.066666667" calcext:value-type="float">
            <text:p><text:s/>152,417 <text:s/></text:p>
          </table:table-cell>
          <table:table-cell table:style-name="ce42" office:value-type="float" office:value="1656930.13333333" calcext:value-type="float">
            <text:p><text:s/>1,656,9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.6" calcext:value-type="float">
            <text:p><text:s/>1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70143.9246666668" calcext:value-type="float">
            <text:p><text:s/>70,144 <text:s/></text:p>
          </table:table-cell>
          <table:table-cell table:style-name="ce42" office:value-type="float" office:value="-263280.3632" calcext:value-type="float">
            <text:p><text:s/>-263,280 <text:s/></text:p>
          </table:table-cell>
          <table:table-cell table:style-name="ce42" office:value-type="float" office:value="-709" calcext:value-type="float">
            <text:p><text:s/>-709 <text:s/></text:p>
          </table:table-cell>
          <table:table-cell table:style-name="ce42" office:value-type="float" office:value="86642.1333333333" calcext:value-type="float">
            <text:p><text:s/>86,642 <text:s/></text:p>
          </table:table-cell>
          <table:table-cell table:style-name="ce42" office:value-type="float" office:value="-11310" calcext:value-type="float">
            <text:p><text:s/>-11,310 <text:s/></text:p>
          </table:table-cell>
          <table:table-cell table:style-name="ce42" office:value-type="float" office:value="738.700000000075" calcext:value-type="float">
            <text:p><text:s/>739 <text:s/></text:p>
          </table:table-cell>
          <table:table-cell table:style-name="ce42" office:value-type="float" office:value="-618" calcext:value-type="float">
            <text:p><text:s/>-618 <text:s/></text:p>
          </table:table-cell>
          <table:table-cell table:style-name="ce42" office:value-type="float" office:value="2998.46666666665" calcext:value-type="float">
            <text:p><text:s/>2,998 <text:s/></text:p>
          </table:table-cell>
          <table:table-cell table:style-name="ce42" office:value-type="float" office:value="-311345" calcext:value-type="float">
            <text:p><text:s/>-311,34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753970.85266667" calcext:value-type="float">
            <text:p><text:s/>-8,753,971 <text:s/></text:p>
          </table:table-cell>
          <table:table-cell table:style-name="ce43" office:value-type="float" office:value="-910495.6368" calcext:value-type="float">
            <text:p><text:s/>-910,496 <text:s/></text:p>
          </table:table-cell>
          <table:table-cell table:style-name="ce43" office:value-type="float" office:value="454" calcext:value-type="float">
            <text:p><text:s/>454 <text:s/></text:p>
          </table:table-cell>
          <table:table-cell table:style-name="ce43" office:value-type="float" office:value="-604408.533333333" calcext:value-type="float">
            <text:p><text:s/>-604,409 <text:s/></text:p>
          </table:table-cell>
          <table:table-cell table:style-name="ce43" office:value-type="float" office:value="-243736.666666667" calcext:value-type="float">
            <text:p><text:s/>-243,737 <text:s/></text:p>
          </table:table-cell>
          <table:table-cell table:style-name="ce43" office:value-type="float" office:value="1093853.34084053" calcext:value-type="float">
            <text:p><text:s/>1,093,853 <text:s/></text:p>
          </table:table-cell>
          <table:table-cell table:style-name="ce43" office:value-type="float" office:value="16307" calcext:value-type="float">
            <text:p><text:s/>16,307 <text:s/></text:p>
          </table:table-cell>
          <table:table-cell table:style-name="ce43" office:value-type="float" office:value="-150920.088888889" calcext:value-type="float">
            <text:p><text:s/>-150,920 <text:s/></text:p>
          </table:table-cell>
          <table:table-cell table:style-name="ce43" office:value-type="float" office:value="655680" calcext:value-type="float">
            <text:p><text:s/>655,6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91447.333333333" calcext:value-type="float">
            <text:p><text:s/>291,447 <text:s/></text:p>
          </table:table-cell>
          <table:table-cell table:style-name="ce42" office:value-type="float" office:value="1923570.13333333" calcext:value-type="float">
            <text:p><text:s/>1,923,570 <text:s/></text:p>
          </table:table-cell>
          <table:table-cell table:style-name="ce42" office:value-type="float" office:value="682" calcext:value-type="float">
            <text:p><text:s/>682 <text:s/></text:p>
          </table:table-cell>
          <table:table-cell table:style-name="ce42" office:value-type="float" office:value="25942.4" calcext:value-type="float">
            <text:p><text:s/>25,9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9.63333333333" calcext:value-type="float">
            <text:p><text:s/>1,0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5855" calcext:value-type="float">
            <text:p><text:s/>445,8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16144.393733334" calcext:value-type="float">
            <text:p><text:s/>-216,144 <text:s/></text:p>
          </table:table-cell>
          <table:table-cell table:style-name="ce43" office:value-type="float" office:value="-107417.773123334" calcext:value-type="float">
            <text:p><text:s/>-107,41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4016.62637798" calcext:value-type="float">
            <text:p><text:s/>54,017 <text:s/></text:p>
          </table:table-cell>
          <table:table-cell table:style-name="ce42" office:value-type="float" office:value="2066292.9112759" calcext:value-type="float">
            <text:p><text:s/>2,066,2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1085.25777049" calcext:value-type="float">
            <text:p><text:s/>401,085 <text:s/></text:p>
          </table:table-cell>
          <table:table-cell table:style-name="ce42" office:value-type="float" office:value="5500.88741653511" calcext:value-type="float">
            <text:p><text:s/>5,5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3108.5333333333" calcext:value-type="float">
            <text:p><text:s/>53,109 <text:s/></text:p>
          </table:table-cell>
          <table:table-cell table:style-name="ce42" office:value-type="float" office:value="1889329.06666667" calcext:value-type="float">
            <text:p><text:s/>1,889,3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92.8" calcext:value-type="float">
            <text:p><text:s/>5,6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08.093044646667" calcext:value-type="float">
            <text:p><text:s/>908 <text:s/></text:p>
          </table:table-cell>
          <table:table-cell table:style-name="ce43" office:value-type="float" office:value="171271.04460923" calcext:value-type="float">
            <text:p><text:s/>171,27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01085.25777049" calcext:value-type="float">
            <text:p><text:s/>401,085 <text:s/></text:p>
          </table:table-cell>
          <table:table-cell table:style-name="ce43" office:value-type="float" office:value="5500.88741653511" calcext:value-type="float">
            <text:p><text:s/>5,5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087267.7922667" calcext:value-type="float">
            <text:p><text:s/>14,087,268 <text:s/></text:p>
          </table:table-cell>
          <table:table-cell table:style-name="ce42" office:value-type="float" office:value="9305647.00554333" calcext:value-type="float">
            <text:p><text:s/>9,305,647 <text:s/></text:p>
          </table:table-cell>
          <table:table-cell table:style-name="ce42" office:value-type="float" office:value="5649" calcext:value-type="float">
            <text:p><text:s/>5,649 <text:s/></text:p>
          </table:table-cell>
          <table:table-cell table:style-name="ce42" office:value-type="float" office:value="1070312.53333333" calcext:value-type="float">
            <text:p><text:s/>1,070,313 <text:s/></text:p>
          </table:table-cell>
          <table:table-cell table:style-name="ce42" office:value-type="float" office:value="721237.777777778" calcext:value-type="float">
            <text:p><text:s/>721,238 <text:s/></text:p>
          </table:table-cell>
          <table:table-cell table:style-name="ce42" office:value-type="float" office:value="91136.7666666667" calcext:value-type="float">
            <text:p><text:s/>91,1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5125.422222222" calcext:value-type="float">
            <text:p><text:s/>965,125 <text:s/></text:p>
          </table:table-cell>
          <table:table-cell table:style-name="ce42" office:value-type="float" office:value="1564713.34888889" calcext:value-type="float">
            <text:p><text:s/>1,564,7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935631.3282667" calcext:value-type="float">
            <text:p><text:s/>13,935,631 <text:s/></text:p>
          </table:table-cell>
          <table:table-cell table:style-name="ce42" office:value-type="float" office:value="9305647.00554333" calcext:value-type="float">
            <text:p><text:s/>9,305,647 <text:s/></text:p>
          </table:table-cell>
          <table:table-cell table:style-name="ce42" office:value-type="float" office:value="5649" calcext:value-type="float">
            <text:p><text:s/>5,649 <text:s/></text:p>
          </table:table-cell>
          <table:table-cell table:style-name="ce42" office:value-type="float" office:value="1070312.53333333" calcext:value-type="float">
            <text:p><text:s/>1,070,313 <text:s/></text:p>
          </table:table-cell>
          <table:table-cell table:style-name="ce42" office:value-type="float" office:value="721237.777777778" calcext:value-type="float">
            <text:p><text:s/>721,238 <text:s/></text:p>
          </table:table-cell>
          <table:table-cell table:style-name="ce42" office:value-type="float" office:value="91136.7666666667" calcext:value-type="float">
            <text:p><text:s/>91,1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5125.422222222" calcext:value-type="float">
            <text:p><text:s/>965,125 <text:s/></text:p>
          </table:table-cell>
          <table:table-cell table:style-name="ce42" office:value-type="float" office:value="1403060.44755556" calcext:value-type="float">
            <text:p><text:s/>1,403,0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51636.464" calcext:value-type="float">
            <text:p><text:s/>151,63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61652.901333333" calcext:value-type="float">
            <text:p><text:s/>161,6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0118.6666666667" calcext:value-type="float">
            <text:p><text:s/>30,119 <text:s/></text:p>
          </table:table-cell>
          <table:table-cell table:style-name="ce42" office:value-type="float" office:value="325595.137036725" calcext:value-type="float">
            <text:p><text:s/>325,5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3168.764451732" calcext:value-type="float">
            <text:p><text:s/>373,169 <text:s/></text:p>
          </table:table-cell>
          <table:table-cell table:style-name="ce42" office:value-type="float" office:value="17576.8014723538" calcext:value-type="float">
            <text:p><text:s/>17,5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1.2" calcext:value-type="float">
            <text:p><text:s/>2,1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5.333333333333" calcext:value-type="float">
            <text:p><text:s/>205 <text:s/></text:p>
          </table:table-cell>
          <table:table-cell table:style-name="ce42" office:value-type="float" office:value="19095.4666666667" calcext:value-type="float">
            <text:p><text:s/>19,0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9885.3333333333" calcext:value-type="float">
            <text:p><text:s/>29,885 <text:s/></text:p>
          </table:table-cell>
          <table:table-cell table:style-name="ce42" office:value-type="float" office:value="304346.070370059" calcext:value-type="float">
            <text:p><text:s/>304,3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3168.764451732" calcext:value-type="float">
            <text:p><text:s/>373,169 <text:s/></text:p>
          </table:table-cell>
          <table:table-cell table:style-name="ce42" office:value-type="float" office:value="17576.8014723538" calcext:value-type="float">
            <text:p><text:s/>17,5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8" calcext:value-type="float">
            <text:p><text:s/>28 <text:s/></text:p>
          </table:table-cell>
          <table:table-cell table:style-name="ce43" office:value-type="float" office:value="22.4" calcext:value-type="float">
            <text:p><text:s/>2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73858.70695535" calcext:value-type="float">
            <text:p><text:s/>5,173,859 <text:s/></text:p>
          </table:table-cell>
          <table:table-cell table:style-name="ce44" office:value-type="float" office:value="4187110.96022071" calcext:value-type="float">
            <text:p><text:s/>4,187,111 <text:s/></text:p>
          </table:table-cell>
          <table:table-cell table:style-name="ce44" office:value-type="float" office:value="5421" calcext:value-type="float">
            <text:p><text:s/>5,421 <text:s/></text:p>
          </table:table-cell>
          <table:table-cell table:style-name="ce44" office:value-type="float" office:value="439961.6" calcext:value-type="float">
            <text:p><text:s/>439,962 <text:s/></text:p>
          </table:table-cell>
          <table:table-cell table:style-name="ce44" office:value-type="float" office:value="477501.111111111" calcext:value-type="float">
            <text:p><text:s/>477,501 <text:s/></text:p>
          </table:table-cell>
          <table:table-cell table:style-name="ce44" office:value-type="float" office:value="1183930.47417386" calcext:value-type="float">
            <text:p><text:s/>1,183,930 <text:s/></text:p>
          </table:table-cell>
          <table:table-cell table:style-name="ce44" office:value-type="float" office:value="16307" calcext:value-type="float">
            <text:p><text:s/>16,307 <text:s/></text:p>
          </table:table-cell>
          <table:table-cell table:style-name="ce44" office:value-type="float" office:value="39951.3111111111" calcext:value-type="float">
            <text:p><text:s/>39,951 <text:s/></text:p>
          </table:table-cell>
          <table:table-cell table:style-name="ce44" office:value-type="float" office:value="1751460.66" calcext:value-type="float">
            <text:p><text:s/>1,751,46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73858.70695535" calcext:value-type="float">
            <text:p><text:s/>5,173,859 <text:s/></text:p>
          </table:table-cell>
          <table:table-cell table:style-name="ce44" office:value-type="float" office:value="4187110.96022071" calcext:value-type="float">
            <text:p><text:s/>4,187,111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-0.000000000002" calcext:value-type="float">
            <text:p><text:s/>-0 <text:s/></text:p>
          </table:table-cell>
          <table:table-cell table:style-name="ce44" office:value-type="float" office:value="14466" calcext:value-type="float">
            <text:p><text:s/>14,4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41878.840288687" calcext:value-type="float">
            <text:p><text:s/>141,879 <text:s/></text:p>
          </table:table-cell>
          <table:table-cell table:style-name="ce42" office:value-type="float" office:value="3539896.02688738" calcext:value-type="float">
            <text:p><text:s/>3,539,8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2" calcext:value-type="float">
            <text:p><text:s/>-0 <text:s/></text:p>
          </table:table-cell>
          <table:table-cell table:style-name="ce42" office:value-type="float" office:value="14466" calcext:value-type="float">
            <text:p><text:s/>14,4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7340.66666666667" calcext:value-type="float">
            <text:p><text:s/>7,341 <text:s/></text:p>
          </table:table-cell>
          <table:table-cell table:style-name="ce42" office:value-type="float" office:value="39955.2" calcext:value-type="float">
            <text:p><text:s/>39,9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925.06666666667" calcext:value-type="float">
            <text:p><text:s/>2,925 <text:s/></text:p>
          </table:table-cell>
          <table:table-cell table:style-name="ce42" office:value-type="float" office:value="322994.002721643" calcext:value-type="float">
            <text:p><text:s/>322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43.240288668" calcext:value-type="float">
            <text:p><text:s/>543 <text:s/></text:p>
          </table:table-cell>
          <table:table-cell table:style-name="ce42" office:value-type="float" office:value="436201.497945568" calcext:value-type="float">
            <text:p><text:s/>436,2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6.6666666666667" calcext:value-type="float">
            <text:p><text:s/>47 <text:s/></text:p>
          </table:table-cell>
          <table:table-cell table:style-name="ce42" office:value-type="float" office:value="18093.8666666667" calcext:value-type="float">
            <text:p><text:s/>18,0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94.13333333333" calcext:value-type="float">
            <text:p><text:s/>8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23.2" calcext:value-type="float">
            <text:p><text:s/>823 <text:s/></text:p>
          </table:table-cell>
          <table:table-cell table:style-name="ce42" office:value-type="float" office:value="154685.466715143" calcext:value-type="float">
            <text:p><text:s/>154,6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34.4" calcext:value-type="float">
            <text:p><text:s/>134 <text:s/></text:p>
          </table:table-cell>
          <table:table-cell table:style-name="ce42" office:value-type="float" office:value="998.4" calcext:value-type="float">
            <text:p><text:s/>9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3075.3333333333" calcext:value-type="float">
            <text:p><text:s/>73,075 <text:s/></text:p>
          </table:table-cell>
          <table:table-cell table:style-name="ce42" office:value-type="float" office:value="1122095.30295104" calcext:value-type="float">
            <text:p><text:s/>1,122,0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2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2392.1333333333" calcext:value-type="float">
            <text:p><text:s/>72,392 <text:s/></text:p>
          </table:table-cell>
          <table:table-cell table:style-name="ce42" office:value-type="float" office:value="937878.796827285" calcext:value-type="float">
            <text:p><text:s/>937,8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2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908.26666666667" calcext:value-type="float">
            <text:p>( 2,908 <text:s/>)</text:p>
          </table:table-cell>
          <table:table-cell table:style-name="ce45" office:value-type="float" office:value="872838.767590293" calcext:value-type="float">
            <text:p>( 872,83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9483.8666666667" calcext:value-type="float">
            <text:p>( 69,484 <text:s/>)</text:p>
          </table:table-cell>
          <table:table-cell table:style-name="ce45" office:value-type="float" office:value="64499.229236992" calcext:value-type="float">
            <text:p>( 64,49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-0.000000000002" calcext:value-type="float">
            <text:p>( -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40.8" calcext:value-type="float">
            <text:p>( 5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392.920585429" calcext:value-type="float">
            <text:p><text:s/>142,3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851.3188716587" calcext:value-type="float">
            <text:p><text:s/>35,8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83.2" calcext:value-type="float">
            <text:p><text:s/>683 <text:s/></text:p>
          </table:table-cell>
          <table:table-cell table:style-name="ce46" office:value-type="float" office:value="5972.26666666667" calcext:value-type="float">
            <text:p><text:s/>5,97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598.4" calcext:value-type="float">
            <text:p><text:s/>2,598 <text:s/></text:p>
          </table:table-cell>
          <table:table-cell table:style-name="ce42" office:value-type="float" office:value="176416" calcext:value-type="float">
            <text:p><text:s/>176,4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9.2" calcext:value-type="float">
            <text:p><text:s/>39 <text:s/></text:p>
          </table:table-cell>
          <table:table-cell table:style-name="ce42" office:value-type="float" office:value="79667.2" calcext:value-type="float">
            <text:p><text:s/>79,6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81.2" calcext:value-type="float">
            <text:p><text:s/>81 <text:s/></text:p>
          </table:table-cell>
          <table:table-cell table:style-name="ce46" office:value-type="float" office:value="86409.6" calcext:value-type="float">
            <text:p><text:s/>86,41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992.9333333333" calcext:value-type="float">
            <text:p><text:s/>19,993 <text:s/></text:p>
          </table:table-cell>
          <table:table-cell table:style-name="ce42" office:value-type="float" office:value="295277.866666667" calcext:value-type="float">
            <text:p><text:s/>295,2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8264.4" calcext:value-type="float">
            <text:p><text:s/>18,264 <text:s/></text:p>
          </table:table-cell>
          <table:table-cell table:style-name="ce42" office:value-type="float" office:value="36283.7333333333" calcext:value-type="float">
            <text:p><text:s/>36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728.53333333333" calcext:value-type="float">
            <text:p><text:s/>1,729 <text:s/></text:p>
          </table:table-cell>
          <table:table-cell table:style-name="ce42" office:value-type="float" office:value="258994.133333333" calcext:value-type="float">
            <text:p><text:s/>258,9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8.933333333333" calcext:value-type="float">
            <text:p>( 15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577.6" calcext:value-type="float">
            <text:p>( 1,578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133.46666666667" calcext:value-type="float">
            <text:p><text:s/>7,133 <text:s/></text:p>
          </table:table-cell>
          <table:table-cell table:style-name="ce42" office:value-type="float" office:value="457299.306666667" calcext:value-type="float">
            <text:p><text:s/>457,2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466" calcext:value-type="float">
            <text:p><text:s/>14,46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948.66666666667" calcext:value-type="float">
            <text:p><text:s/>6,949 <text:s/></text:p>
          </table:table-cell>
          <table:table-cell table:style-name="ce42" office:value-type="float" office:value="392285.973333333" calcext:value-type="float">
            <text:p><text:s/>392,2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466" calcext:value-type="float">
            <text:p><text:s/>14,46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84.8" calcext:value-type="float">
            <text:p><text:s/>185 <text:s/></text:p>
          </table:table-cell>
          <table:table-cell table:style-name="ce42" office:value-type="float" office:value="65013.3333333333" calcext:value-type="float">
            <text:p><text:s/>65,0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925.86666666667" calcext:value-type="float">
            <text:p>( 2,92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663.6" calcext:value-type="float">
            <text:p><text:s/>664 <text:s/></text:p>
          </table:table-cell>
          <table:table-cell table:style-name="ce42" office:value-type="float" office:value="82651.7333333333" calcext:value-type="float">
            <text:p><text:s/>82,6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28.266666666667" calcext:value-type="float">
            <text:p><text:s/>528 <text:s/></text:p>
          </table:table-cell>
          <table:table-cell table:style-name="ce46" office:value-type="float" office:value="8601.6" calcext:value-type="float">
            <text:p><text:s/>8,60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953.33333333333" calcext:value-type="float">
            <text:p><text:s/>6,953 <text:s/></text:p>
          </table:table-cell>
          <table:table-cell table:style-name="ce42" office:value-type="float" office:value="79192.2178873173" calcext:value-type="float">
            <text:p><text:s/>79,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925.6" calcext:value-type="float">
            <text:p><text:s/>3,926 <text:s/></text:p>
          </table:table-cell>
          <table:table-cell table:style-name="ce42" office:value-type="float" office:value="23201.0666666667" calcext:value-type="float">
            <text:p><text:s/>23,2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84.8" calcext:value-type="float">
            <text:p><text:s/>185 <text:s/></text:p>
          </table:table-cell>
          <table:table-cell table:style-name="ce42" office:value-type="float" office:value="13979.7333333333" calcext:value-type="float">
            <text:p><text:s/>13,9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53.733333352" calcext:value-type="float">
            <text:p><text:s/>354 <text:s/></text:p>
          </table:table-cell>
          <table:table-cell table:style-name="ce42" office:value-type="float" office:value="39.68" calcext:value-type="float">
            <text:p><text:s/>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4535.7333333333" calcext:value-type="float">
            <text:p><text:s/>14,536 <text:s/></text:p>
          </table:table-cell>
          <table:table-cell table:style-name="ce42" office:value-type="float" office:value="86382.9333333333" calcext:value-type="float">
            <text:p><text:s/>86,3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759.2186666667" calcext:value-type="float">
            <text:p><text:s/>46,7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292036.028" calcext:value-type="float">
            <text:p><text:s/>4,292,036 <text:s/></text:p>
          </table:table-cell>
          <table:table-cell table:style-name="ce42" office:value-type="float" office:value="178042.666666667" calcext:value-type="float">
            <text:p><text:s/>178,0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159052.828" calcext:value-type="float">
            <text:p><text:s/>4,159,0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0144.8" calcext:value-type="float">
            <text:p><text:s/>30,1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2838.4" calcext:value-type="float">
            <text:p><text:s/>102,838 <text:s/></text:p>
          </table:table-cell>
          <table:table-cell table:style-name="ce42" office:value-type="float" office:value="178042.666666667" calcext:value-type="float">
            <text:p><text:s/>178,0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0103.972" calcext:value-type="float">
            <text:p><text:s/>370,104 <text:s/></text:p>
          </table:table-cell>
          <table:table-cell table:style-name="ce42" office:value-type="float" office:value="26761.6" calcext:value-type="float">
            <text:p><text:s/>26,7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0119.7053333333" calcext:value-type="float">
            <text:p><text:s/>60,120 <text:s/></text:p>
          </table:table-cell>
          <table:table-cell table:style-name="ce42" office:value-type="float" office:value="3448.53333333333" calcext:value-type="float">
            <text:p><text:s/>3,4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09984.266666667" calcext:value-type="float">
            <text:p><text:s/>309,984 <text:s/></text:p>
          </table:table-cell>
          <table:table-cell table:style-name="ce43" office:value-type="float" office:value="23313.0666666667" calcext:value-type="float">
            <text:p><text:s/>23,31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69839.866666667" calcext:value-type="float">
            <text:p><text:s/>369,840 <text:s/></text:p>
          </table:table-cell>
          <table:table-cell table:style-name="ce42" office:value-type="float" office:value="442410.666666667" calcext:value-type="float">
            <text:p><text:s/>442,4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8290.2666666667" calcext:value-type="float">
            <text:p><text:s/>98,290 <text:s/></text:p>
          </table:table-cell>
          <table:table-cell table:style-name="ce42" office:value-type="float" office:value="345056" calcext:value-type="float">
            <text:p><text:s/>345,0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563.733333333333" calcext:value-type="float">
            <text:p><text:s/>564 <text:s/></text:p>
          </table:table-cell>
          <table:table-cell table:style-name="ce42" office:value-type="float" office:value="7653.33333333333" calcext:value-type="float">
            <text:p><text:s/>7,6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3050.8" calcext:value-type="float">
            <text:p><text:s/>13,051 <text:s/></text:p>
          </table:table-cell>
          <table:table-cell table:style-name="ce42" office:value-type="float" office:value="121.6" calcext:value-type="float">
            <text:p><text:s/>1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891.86666666667" calcext:value-type="float">
            <text:p><text:s/>1,89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331.86666666667" calcext:value-type="float">
            <text:p><text:s/>1,332 <text:s/></text:p>
          </table:table-cell>
          <table:table-cell table:style-name="ce42" office:value-type="float" office:value="3996.8" calcext:value-type="float">
            <text:p><text:s/>3,9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9792.4" calcext:value-type="float">
            <text:p><text:s/>189,792 <text:s/></text:p>
          </table:table-cell>
          <table:table-cell table:style-name="ce42" office:value-type="float" office:value="5218.13333333333" calcext:value-type="float">
            <text:p><text:s/>5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4918.9333333333" calcext:value-type="float">
            <text:p><text:s/>64,919 <text:s/></text:p>
          </table:table-cell>
          <table:table-cell table:style-name="ce43" office:value-type="float" office:value="80364.8" calcext:value-type="float">
            <text:p><text:s/>80,36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21" calcext:value-type="float">
            <text:p><text:s/>5,421 <text:s/></text:p>
          </table:table-cell>
          <table:table-cell table:style-name="ce42" office:value-type="float" office:value="439961.6" calcext:value-type="float">
            <text:p><text:s/>439,962 <text:s/></text:p>
          </table:table-cell>
          <table:table-cell table:style-name="ce42" office:value-type="float" office:value="477501.111111111" calcext:value-type="float">
            <text:p><text:s/>477,501 <text:s/></text:p>
          </table:table-cell>
          <table:table-cell table:style-name="ce42" office:value-type="float" office:value="1183930.47417386" calcext:value-type="float">
            <text:p><text:s/>1,183,930 <text:s/></text:p>
          </table:table-cell>
          <table:table-cell table:style-name="ce42" office:value-type="float" office:value="16307" calcext:value-type="float">
            <text:p><text:s/>16,307 <text:s/></text:p>
          </table:table-cell>
          <table:table-cell table:style-name="ce42" office:value-type="float" office:value="39951.3111111111" calcext:value-type="float">
            <text:p><text:s/>39,951 <text:s/></text:p>
          </table:table-cell>
          <table:table-cell table:style-name="ce42" office:value-type="float" office:value="1736994.66" calcext:value-type="float">
            <text:p><text:s/>1,736,9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21" calcext:value-type="float">
            <text:p><text:s/>5,421 <text:s/></text:p>
          </table:table-cell>
          <table:table-cell table:style-name="ce42" office:value-type="float" office:value="439961.6" calcext:value-type="float">
            <text:p><text:s/>439,962 <text:s/></text:p>
          </table:table-cell>
          <table:table-cell table:style-name="ce42" office:value-type="float" office:value="477501.111111111" calcext:value-type="float">
            <text:p><text:s/>477,501 <text:s/></text:p>
          </table:table-cell>
          <table:table-cell table:style-name="ce42" office:value-type="float" office:value="1183930.47417386" calcext:value-type="float">
            <text:p><text:s/>1,183,930 <text:s/></text:p>
          </table:table-cell>
          <table:table-cell table:style-name="ce42" office:value-type="float" office:value="16307" calcext:value-type="float">
            <text:p><text:s/>16,307 <text:s/></text:p>
          </table:table-cell>
          <table:table-cell table:style-name="ce42" office:value-type="float" office:value="39951.3111111111" calcext:value-type="float">
            <text:p><text:s/>39,951 <text:s/></text:p>
          </table:table-cell>
          <table:table-cell table:style-name="ce42" office:value-type="float" office:value="1736994.66" calcext:value-type="float">
            <text:p><text:s/>1,736,99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1636.548679457" calcext:value-type="float">
            <text:p><text:s/>201,637 <text:s/></text:p>
          </table:table-cell>
          <table:table-cell table:style-name="ce42" office:value-type="float" office:value="8022440.05997954" calcext:value-type="float">
            <text:p><text:s/>8,022,4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3501.362646" calcext:value-type="float">
            <text:p><text:s/>1,183,501 <text:s/></text:p>
          </table:table-cell>
          <table:table-cell table:style-name="ce42" office:value-type="float" office:value="24936.76078" calcext:value-type="float">
            <text:p><text:s/>24,93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9260.789868457" calcext:value-type="float">
            <text:p><text:s/>199,261 <text:s/></text:p>
          </table:table-cell>
          <table:table-cell table:style-name="ce42" office:value-type="float" office:value="7108415.88213154" calcext:value-type="float">
            <text:p><text:s/>7,108,4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33.894454" calcext:value-type="float">
            <text:p><text:s/>13,6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75.758811" calcext:value-type="float">
            <text:p><text:s/>2,376 <text:s/></text:p>
          </table:table-cell>
          <table:table-cell table:style-name="ce42" office:value-type="float" office:value="900390.283394" calcext:value-type="float">
            <text:p><text:s/>900,3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3501.362646" calcext:value-type="float">
            <text:p><text:s/>1,183,501 <text:s/></text:p>
          </table:table-cell>
          <table:table-cell table:style-name="ce42" office:value-type="float" office:value="24936.76078" calcext:value-type="float">
            <text:p><text:s/>24,93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779.329294" calcext:value-type="float">
            <text:p><text:s/>68,7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3473.553872" calcext:value-type="float">
            <text:p><text:s/>1,373,474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8779.329294" calcext:value-type="float">
            <text:p><text:s/>68,7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73473.553872" calcext:value-type="float">
            <text:p><text:s/>1,373,474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293472.888888889" calcext:value-type="float">
            <text:p><text:s/>293,47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32318.60373467" calcext:value-type="float">
            <text:p><text:s/>1,732,319 <text:s/></text:p>
          </table:table-cell>
          <table:table-cell table:style-name="ce41" office:value-type="float" office:value="270546.245956889" calcext:value-type="float">
            <text:p><text:s/>270,546 <text:s/></text:p>
          </table:table-cell>
          <table:table-cell table:style-name="ce41" office:value-type="float" office:value="208499.513555556" calcext:value-type="float">
            <text:p><text:s/>208,500 <text:s/></text:p>
          </table:table-cell>
          <table:table-cell table:style-name="ce41" office:value-type="float" office:value="53169.8789333333" calcext:value-type="float">
            <text:p><text:s/>53,170 <text:s/></text:p>
          </table:table-cell>
          <table:table-cell table:style-name="ce41" office:value-type="float" office:value="8876.853468" calcext:value-type="float">
            <text:p><text:s/>8,877 <text:s/></text:p>
          </table:table-cell>
          <table:table-cell table:style-name="ce41" office:value-type="float" office:value="1461772.35777778" calcext:value-type="float">
            <text:p><text:s/>1,461,77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5964664.938831" calcext:value-type="float">
            <text:p><text:s/>15,964,6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64664.938831" calcext:value-type="float">
            <text:p><text:s/>15,964,665 <text:s/></text:p>
          </table:table-cell>
          <table:table-cell table:number-columns-repeated="2" table:style-name="ce42" office:value-type="float" office:value="67.776" calcext:value-type="float">
            <text:p><text:s/>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.776" calcext:value-type="float">
            <text:p><text:s/>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69.86133333333" calcext:value-type="float">
            <text:p><text:s/>1,0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9.86133333333" calcext:value-type="float">
            <text:p><text:s/>1,0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3557.5464813976" calcext:value-type="float">
            <text:p><text:s/>33,558 <text:s/></text:p>
          </table:table-cell>
          <table:table-cell table:style-name="ce42" office:value-type="float" office:value="41981.7422222222" calcext:value-type="float">
            <text:p><text:s/>41,982 <text:s/></text:p>
          </table:table-cell>
          <table:table-cell table:style-name="ce42" office:value-type="float" office:value="-8424.19574082465" calcext:value-type="float">
            <text:p><text:s/>-8,424 <text:s/></text:p>
          </table:table-cell>
          <table:table-cell table:number-columns-repeated="2" table:style-name="ce42" office:value-type="float" office:value="2467.7675" calcext:value-type="float">
            <text:p><text:s/>2,4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7.7675" calcext:value-type="float">
            <text:p><text:s/>2,4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6224580.2812385" calcext:value-type="float">
            <text:p><text:s/>16,224,580 <text:s/></text:p>
          </table:table-cell>
          <table:table-cell table:style-name="ce43" office:value-type="float" office:value="251491.146666667" calcext:value-type="float">
            <text:p><text:s/>251,491 <text:s/></text:p>
          </table:table-cell>
          <table:table-cell table:style-name="ce43" office:value-type="float" office:value="15973089.1345718" calcext:value-type="float">
            <text:p><text:s/>15,973,089 <text:s/></text:p>
          </table:table-cell>
          <table:table-cell table:style-name="ce43" office:value-type="float" office:value="1728848.75090133" calcext:value-type="float">
            <text:p><text:s/>1,728,849 <text:s/></text:p>
          </table:table-cell>
          <table:table-cell table:style-name="ce43" office:value-type="float" office:value="267076.393123556" calcext:value-type="float">
            <text:p><text:s/>267,076 <text:s/></text:p>
          </table:table-cell>
          <table:table-cell table:style-name="ce43" office:value-type="float" office:value="208499.513555556" calcext:value-type="float">
            <text:p><text:s/>208,500 <text:s/></text:p>
          </table:table-cell>
          <table:table-cell table:style-name="ce43" office:value-type="float" office:value="49700.0261" calcext:value-type="float">
            <text:p><text:s/>49,700 <text:s/></text:p>
          </table:table-cell>
          <table:table-cell table:style-name="ce43" office:value-type="float" office:value="8876.853468" calcext:value-type="float">
            <text:p><text:s/>8,877 <text:s/></text:p>
          </table:table-cell>
          <table:table-cell table:style-name="ce43" office:value-type="float" office:value="1461772.35777778" calcext:value-type="float">
            <text:p><text:s/>1,461,7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7084154.1345718" calcext:value-type="float">
            <text:p><text:s/>17,084,1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84154.1345718" calcext:value-type="float">
            <text:p><text:s/>17,084,154 <text:s/></text:p>
          </table:table-cell>
          <table:table-cell table:number-columns-repeated="2" table:style-name="ce42" office:value-type="float" office:value="48599.6139333333" calcext:value-type="float">
            <text:p><text:s/>48,6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599.6139333333" calcext:value-type="float">
            <text:p><text:s/>48,6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73027.199666667" calcext:value-type="float">
            <text:p><text:s/>473,027 <text:s/></text:p>
          </table:table-cell>
          <table:table-cell table:style-name="ce43" office:value-type="float" office:value="354.930666666659" calcext:value-type="float">
            <text:p><text:s/>355 <text:s/></text:p>
          </table:table-cell>
          <table:table-cell table:style-name="ce43" office:value-type="float" office:value="472672.269" calcext:value-type="float">
            <text:p><text:s/>472,672 <text:s/></text:p>
          </table:table-cell>
          <table:table-cell table:style-name="ce43" office:value-type="float" office:value="998.164566666689" calcext:value-type="float">
            <text:p><text:s/>998 <text:s/></text:p>
          </table:table-cell>
          <table:table-cell table:style-name="ce43" office:value-type="float" office:value="998.164566666667" calcext:value-type="float">
            <text:p><text:s/>998 <text:s/></text:p>
          </table:table-cell>
          <table:table-cell table:style-name="ce43" office:value-type="float" office:value="-0.0000000000012" calcext:value-type="float">
            <text:p><text:s/>-0 <text:s/></text:p>
          </table:table-cell>
          <table:table-cell table:style-name="ce43" office:value-type="float" office:value="998.164566666669" calcext:value-type="float">
            <text:p><text:s/>99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2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645013.1645951" calcext:value-type="float">
            <text:p><text:s/>12,645,013 <text:s/></text:p>
          </table:table-cell>
          <table:table-cell table:style-name="ce42" office:value-type="float" office:value="2125.57366792" calcext:value-type="float">
            <text:p><text:s/>2,126 <text:s/></text:p>
          </table:table-cell>
          <table:table-cell table:style-name="ce42" office:value-type="float" office:value="12642887.5909272" calcext:value-type="float">
            <text:p><text:s/>12,642,888 <text:s/></text:p>
          </table:table-cell>
          <table:table-cell table:style-name="ce42" office:value-type="float" office:value="1190737.62877593" calcext:value-type="float">
            <text:p><text:s/>1,190,738 <text:s/></text:p>
          </table:table-cell>
          <table:table-cell table:style-name="ce42" office:value-type="float" office:value="37137.4495519343" calcext:value-type="float">
            <text:p><text:s/>37,137 <text:s/></text:p>
          </table:table-cell>
          <table:table-cell table:style-name="ce42" office:value-type="float" office:value="30170.5756571842" calcext:value-type="float">
            <text:p><text:s/>30,1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66.87389475012" calcext:value-type="float">
            <text:p><text:s/>6,967 <text:s/></text:p>
          </table:table-cell>
          <table:table-cell table:style-name="ce42" office:value-type="float" office:value="1153600.179224" calcext:value-type="float">
            <text:p><text:s/>1,153,6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34787" calcext:value-type="float">
            <text:p><text:s/>34,7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87" calcext:value-type="float">
            <text:p><text:s/>34,7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446698" calcext:value-type="float">
            <text:p><text:s/>12,446,6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46698" calcext:value-type="float">
            <text:p><text:s/>12,446,6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10.7027777778" calcext:value-type="float">
            <text:p><text:s/>14,8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810.7027777778" calcext:value-type="float">
            <text:p><text:s/>14,8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63528.16459509" calcext:value-type="float">
            <text:p><text:s/>163,528 <text:s/></text:p>
          </table:table-cell>
          <table:table-cell table:style-name="ce43" office:value-type="float" office:value="2125.57366792" calcext:value-type="float">
            <text:p><text:s/>2,126 <text:s/></text:p>
          </table:table-cell>
          <table:table-cell table:style-name="ce43" office:value-type="float" office:value="161402.59092717" calcext:value-type="float">
            <text:p><text:s/>161,403 <text:s/></text:p>
          </table:table-cell>
          <table:table-cell table:style-name="ce43" office:value-type="float" office:value="1175926.92599815" calcext:value-type="float">
            <text:p><text:s/>1,175,927 <text:s/></text:p>
          </table:table-cell>
          <table:table-cell table:style-name="ce43" office:value-type="float" office:value="37137.4495519343" calcext:value-type="float">
            <text:p><text:s/>37,137 <text:s/></text:p>
          </table:table-cell>
          <table:table-cell table:style-name="ce43" office:value-type="float" office:value="30170.5756571842" calcext:value-type="float">
            <text:p><text:s/>30,1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966.87389475012" calcext:value-type="float">
            <text:p><text:s/>6,967 <text:s/></text:p>
          </table:table-cell>
          <table:table-cell table:style-name="ce43" office:value-type="float" office:value="1138789.47644622" calcext:value-type="float">
            <text:p><text:s/>1,138,7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7362645" calcext:value-type="float">
            <text:p><text:s/>17,362,645 <text:s/></text:p>
          </table:table-cell>
          <table:table-cell table:style-name="ce42" office:value-type="float" office:value="1111065" calcext:value-type="float">
            <text:p><text:s/>1,111,065 <text:s/></text:p>
          </table:table-cell>
          <table:table-cell table:style-name="ce42" office:value-type="float" office:value="16251580" calcext:value-type="float">
            <text:p><text:s/>16,251,5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7362645" calcext:value-type="float">
            <text:p><text:s/>17,362,645 <text:s/></text:p>
          </table:table-cell>
          <table:table-cell table:style-name="ce43" office:value-type="float" office:value="1111065" calcext:value-type="float">
            <text:p><text:s/>1,111,065 <text:s/></text:p>
          </table:table-cell>
          <table:table-cell table:style-name="ce43" office:value-type="float" office:value="16251580" calcext:value-type="float">
            <text:p><text:s/>16,251,58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28384.877830568" calcext:value-type="float">
            <text:p><text:s/>728,385 <text:s/></text:p>
          </table:table-cell>
          <table:table-cell table:style-name="ce42" office:value-type="float" office:value="2078.35377777778" calcext:value-type="float">
            <text:p><text:s/>2,078 <text:s/></text:p>
          </table:table-cell>
          <table:table-cell table:style-name="ce42" office:value-type="float" office:value="726306.52405279" calcext:value-type="float">
            <text:p><text:s/>726,307 <text:s/></text:p>
          </table:table-cell>
          <table:table-cell table:number-columns-repeated="2" table:style-name="ce42" office:value-type="float" office:value="102.2476" calcext:value-type="float">
            <text:p><text:s/>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.2476" calcext:value-type="float">
            <text:p><text:s/>1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16618.516941679" calcext:value-type="float">
            <text:p><text:s/>716,619 <text:s/></text:p>
          </table:table-cell>
          <table:table-cell table:style-name="ce42" office:value-type="float" office:value="1866.99288888889" calcext:value-type="float">
            <text:p><text:s/>1,867 <text:s/></text:p>
          </table:table-cell>
          <table:table-cell table:style-name="ce42" office:value-type="float" office:value="714751.52405279" calcext:value-type="float">
            <text:p><text:s/>714,752 <text:s/></text:p>
          </table:table-cell>
          <table:table-cell table:number-columns-repeated="2" table:style-name="ce42" office:value-type="float" office:value="102.2476" calcext:value-type="float">
            <text:p><text:s/>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.2476" calcext:value-type="float">
            <text:p><text:s/>1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1766.3608888889" calcext:value-type="float">
            <text:p><text:s/>11,766 <text:s/></text:p>
          </table:table-cell>
          <table:table-cell table:style-name="ce42" office:value-type="float" office:value="211.360888888889" calcext:value-type="float">
            <text:p><text:s/>211 <text:s/></text:p>
          </table:table-cell>
          <table:table-cell table:style-name="ce42" office:value-type="float" office:value="11555" calcext:value-type="float">
            <text:p><text:s/>11,5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656645.90457434" calcext:value-type="float">
            <text:p><text:s/>2,656,646 <text:s/></text:p>
          </table:table-cell>
          <table:table-cell table:style-name="ce44" office:value-type="float" office:value="1357997.2885543" calcext:value-type="float">
            <text:p><text:s/>1,357,997 <text:s/></text:p>
          </table:table-cell>
          <table:table-cell table:style-name="ce44" office:value-type="float" office:value="1298648.61602004" calcext:value-type="float">
            <text:p><text:s/>1,298,649 <text:s/></text:p>
          </table:table-cell>
          <table:table-cell table:style-name="ce44" office:value-type="float" office:value="488411.096025403" calcext:value-type="float">
            <text:p><text:s/>488,411 <text:s/></text:p>
          </table:table-cell>
          <table:table-cell table:style-name="ce44" office:value-type="float" office:value="180238.917471621" calcext:value-type="float">
            <text:p><text:s/>180,239 <text:s/></text:p>
          </table:table-cell>
          <table:table-cell table:style-name="ce44" office:value-type="float" office:value="178328.937898371" calcext:value-type="float">
            <text:p><text:s/>178,3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09.97957324988" calcext:value-type="float">
            <text:p><text:s/>1,910 <text:s/></text:p>
          </table:table-cell>
          <table:table-cell table:style-name="ce44" office:value-type="float" office:value="308172.178553782" calcext:value-type="float">
            <text:p><text:s/>308,17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656645.90457434" calcext:value-type="float">
            <text:p><text:s/>2,656,646 <text:s/></text:p>
          </table:table-cell>
          <table:table-cell table:style-name="ce44" office:value-type="float" office:value="1357997.2885543" calcext:value-type="float">
            <text:p><text:s/>1,357,997 <text:s/></text:p>
          </table:table-cell>
          <table:table-cell table:style-name="ce44" office:value-type="float" office:value="1298648.61602004" calcext:value-type="float">
            <text:p><text:s/>1,298,649 <text:s/></text:p>
          </table:table-cell>
          <table:table-cell table:style-name="ce44" office:value-type="float" office:value="488411.096025403" calcext:value-type="float">
            <text:p><text:s/>488,411 <text:s/></text:p>
          </table:table-cell>
          <table:table-cell table:style-name="ce44" office:value-type="float" office:value="180238.917471621" calcext:value-type="float">
            <text:p><text:s/>180,239 <text:s/></text:p>
          </table:table-cell>
          <table:table-cell table:style-name="ce44" office:value-type="float" office:value="178328.937898371" calcext:value-type="float">
            <text:p><text:s/>178,32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09.97957324988" calcext:value-type="float">
            <text:p><text:s/>1,910 <text:s/></text:p>
          </table:table-cell>
          <table:table-cell table:style-name="ce44" office:value-type="float" office:value="308172.178553782" calcext:value-type="float">
            <text:p><text:s/>308,1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434073.70090768" calcext:value-type="float">
            <text:p><text:s/>1,434,074 <text:s/></text:p>
          </table:table-cell>
          <table:table-cell table:style-name="ce42" office:value-type="float" office:value="342312.685887636" calcext:value-type="float">
            <text:p><text:s/>342,313 <text:s/></text:p>
          </table:table-cell>
          <table:table-cell table:style-name="ce42" office:value-type="float" office:value="1091761.01502004" calcext:value-type="float">
            <text:p><text:s/>1,091,761 <text:s/></text:p>
          </table:table-cell>
          <table:table-cell table:style-name="ce42" office:value-type="float" office:value="488411.096025403" calcext:value-type="float">
            <text:p><text:s/>488,411 <text:s/></text:p>
          </table:table-cell>
          <table:table-cell table:style-name="ce42" office:value-type="float" office:value="180238.917471621" calcext:value-type="float">
            <text:p><text:s/>180,239 <text:s/></text:p>
          </table:table-cell>
          <table:table-cell table:style-name="ce42" office:value-type="float" office:value="178328.937898371" calcext:value-type="float">
            <text:p><text:s/>178,3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9.97957324988" calcext:value-type="float">
            <text:p><text:s/>1,910 <text:s/></text:p>
          </table:table-cell>
          <table:table-cell table:style-name="ce42" office:value-type="float" office:value="308172.178553782" calcext:value-type="float">
            <text:p><text:s/>308,1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6.2222222222222" calcext:value-type="float">
            <text:p><text:s/>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1358.7386654133" calcext:value-type="float">
            <text:p><text:s/>31,359 <text:s/></text:p>
          </table:table-cell>
          <table:table-cell table:style-name="ce42" office:value-type="float" office:value="14187.0076654133" calcext:value-type="float">
            <text:p><text:s/>14,187 <text:s/></text:p>
          </table:table-cell>
          <table:table-cell table:style-name="ce42" office:value-type="float" office:value="17171.731" calcext:value-type="float">
            <text:p><text:s/>17,172 <text:s/></text:p>
          </table:table-cell>
          <table:table-cell table:number-columns-repeated="3" table:style-name="ce42" office:value-type="float" office:value="20385.7324444444" calcext:value-type="float">
            <text:p><text:s/>20,3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8794.5251111111" calcext:value-type="float">
            <text:p><text:s/>38,795 <text:s/></text:p>
          </table:table-cell>
          <table:table-cell table:style-name="ce42" office:value-type="float" office:value="2801.67911111111" calcext:value-type="float">
            <text:p><text:s/>2,802 <text:s/></text:p>
          </table:table-cell>
          <table:table-cell table:style-name="ce42" office:value-type="float" office:value="35992.846" calcext:value-type="float">
            <text:p><text:s/>35,9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262.35122222222" calcext:value-type="float">
            <text:p><text:s/>1,262 <text:s/></text:p>
          </table:table-cell>
          <table:table-cell table:style-name="ce42" office:value-type="float" office:value="820.670222222222" calcext:value-type="float">
            <text:p><text:s/>821 <text:s/></text:p>
          </table:table-cell>
          <table:table-cell table:style-name="ce42" office:value-type="float" office:value="441.681" calcext:value-type="float">
            <text:p><text:s/>4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468.25222222222" calcext:value-type="float">
            <text:p><text:s/>2,468 <text:s/></text:p>
          </table:table-cell>
          <table:table-cell table:style-name="ce42" office:value-type="float" office:value="481.358222222222" calcext:value-type="float">
            <text:p><text:s/>481 <text:s/></text:p>
          </table:table-cell>
          <table:table-cell table:style-name="ce42" office:value-type="float" office:value="1986.894" calcext:value-type="float">
            <text:p><text:s/>1,9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8694.2341111111" calcext:value-type="float">
            <text:p><text:s/>18,694 <text:s/></text:p>
          </table:table-cell>
          <table:table-cell table:style-name="ce42" office:value-type="float" office:value="4471.63911111111" calcext:value-type="float">
            <text:p><text:s/>4,472 <text:s/></text:p>
          </table:table-cell>
          <table:table-cell table:style-name="ce42" office:value-type="float" office:value="14222.595" calcext:value-type="float">
            <text:p><text:s/>14,223 <text:s/></text:p>
          </table:table-cell>
          <table:table-cell table:style-name="ce42" office:value-type="float" office:value="184180.406229813" calcext:value-type="float">
            <text:p><text:s/>184,180 <text:s/></text:p>
          </table:table-cell>
          <table:table-cell table:number-columns-repeated="2" table:style-name="ce42" office:value-type="float" office:value="157943.205453927" calcext:value-type="float">
            <text:p><text:s/>157,9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237.2007758864" calcext:value-type="float">
            <text:p><text:s/>26,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3628.66544444444" calcext:value-type="float">
            <text:p><text:s/>3,629 <text:s/></text:p>
          </table:table-cell>
          <table:table-cell table:style-name="ce42" office:value-type="float" office:value="1031.57244444444" calcext:value-type="float">
            <text:p><text:s/>1,032 <text:s/></text:p>
          </table:table-cell>
          <table:table-cell table:style-name="ce42" office:value-type="float" office:value="2597.093" calcext:value-type="float">
            <text:p><text:s/>2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12412.889792712" calcext:value-type="float">
            <text:p><text:s/>312,413 <text:s/></text:p>
          </table:table-cell>
          <table:table-cell table:style-name="ce42" office:value-type="float" office:value="10899.8142222222" calcext:value-type="float">
            <text:p><text:s/>10,900 <text:s/></text:p>
          </table:table-cell>
          <table:table-cell table:style-name="ce42" office:value-type="float" office:value="301513.07557049" calcext:value-type="float">
            <text:p><text:s/>301,513 <text:s/></text:p>
          </table:table-cell>
          <table:table-cell table:number-columns-repeated="2" table:style-name="ce42" office:value-type="float" office:value="196.22117324988" calcext:value-type="float">
            <text:p><text:s/>1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.22117324988" calcext:value-type="float">
            <text:p><text:s/>1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56268.40157049" calcext:value-type="float">
            <text:p><text:s/>256,268 <text:s/></text:p>
          </table:table-cell>
          <table:table-cell table:style-name="ce42" office:value-type="float" office:value="10618.368" calcext:value-type="float">
            <text:p><text:s/>10,618 <text:s/></text:p>
          </table:table-cell>
          <table:table-cell table:style-name="ce42" office:value-type="float" office:value="245650.03357049" calcext:value-type="float">
            <text:p><text:s/>245,650 <text:s/></text:p>
          </table:table-cell>
          <table:table-cell table:number-columns-repeated="2" table:style-name="ce42" office:value-type="float" office:value="196.22117324988" calcext:value-type="float">
            <text:p><text:s/>1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.22117324988" calcext:value-type="float">
            <text:p><text:s/>1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6170.9952222222" calcext:value-type="float">
            <text:p>( 36,171 <text:s/>)</text:p>
          </table:table-cell>
          <table:table-cell table:style-name="ce45" office:value-type="float" office:value="4744.59022222222" calcext:value-type="float">
            <text:p>( 4,745 <text:s/>)</text:p>
          </table:table-cell>
          <table:table-cell table:style-name="ce45" office:value-type="float" office:value="31426.405" calcext:value-type="float">
            <text:p>( 31,42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16970.295237157" calcext:value-type="float">
            <text:p>( 216,970 <text:s/>)</text:p>
          </table:table-cell>
          <table:table-cell table:style-name="ce45" office:value-type="float" office:value="2746.66666666667" calcext:value-type="float">
            <text:p>( 2,747 <text:s/>)</text:p>
          </table:table-cell>
          <table:table-cell table:style-name="ce45" office:value-type="float" office:value="214223.62857049" calcext:value-type="float">
            <text:p>( 214,224 <text:s/>)</text:p>
          </table:table-cell>
          <table:table-cell table:number-columns-repeated="2" table:style-name="ce45" office:value-type="float" office:value="196.22117324988" calcext:value-type="float">
            <text:p>( 19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6.22117324988" calcext:value-type="float">
            <text:p>( 196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3127.11111111111" calcext:value-type="float">
            <text:p>( 3,12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15.111111111111" calcext:value-type="float">
            <text:p><text:s/>415 <text:s/></text:p>
          </table:table-cell>
          <table:table-cell table:style-name="ce42" office:value-type="float" office:value="271.111111111111" calcext:value-type="float">
            <text:p><text:s/>271 <text:s/></text:p>
          </table:table-cell>
          <table:table-cell table:style-name="ce42" office:value-type="float" office:value="144" calcext:value-type="float">
            <text:p><text:s/>1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5729.3771111111" calcext:value-type="float">
            <text:p><text:s/>55,729 <text:s/></text:p>
          </table:table-cell>
          <table:table-cell table:style-name="ce42" office:value-type="float" office:value="10.3351111111111" calcext:value-type="float">
            <text:p><text:s/>10 <text:s/></text:p>
          </table:table-cell>
          <table:table-cell table:style-name="ce42" office:value-type="float" office:value="55719.042" calcext:value-type="float">
            <text:p><text:s/>55,7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8821.50977777778" calcext:value-type="float">
            <text:p><text:s/>8,822 <text:s/></text:p>
          </table:table-cell>
          <table:table-cell table:style-name="ce42" office:value-type="float" office:value="4391.48977777778" calcext:value-type="float">
            <text:p><text:s/>4,391 <text:s/></text:p>
          </table:table-cell>
          <table:table-cell table:style-name="ce42" office:value-type="float" office:value="4430.02" calcext:value-type="float">
            <text:p><text:s/>4,4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474.751" calcext:value-type="float">
            <text:p><text:s/>4,475 <text:s/></text:p>
          </table:table-cell>
          <table:table-cell table:style-name="ce42" office:value-type="float" office:value="221.704" calcext:value-type="float">
            <text:p><text:s/>222 <text:s/></text:p>
          </table:table-cell>
          <table:table-cell table:style-name="ce42" office:value-type="float" office:value="4253.047" calcext:value-type="float">
            <text:p><text:s/>4,2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5749.3917777778" calcext:value-type="float">
            <text:p><text:s/>15,749 <text:s/></text:p>
          </table:table-cell>
          <table:table-cell table:style-name="ce46" office:value-type="float" office:value="1959.92977777778" calcext:value-type="float">
            <text:p><text:s/>1,960 <text:s/></text:p>
          </table:table-cell>
          <table:table-cell table:style-name="ce46" office:value-type="float" office:value="13789.462" calcext:value-type="float">
            <text:p><text:s/>13,78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0744.186555556" calcext:value-type="float">
            <text:p><text:s/>220,744 <text:s/></text:p>
          </table:table-cell>
          <table:table-cell table:style-name="ce42" office:value-type="float" office:value="153706.347555556" calcext:value-type="float">
            <text:p><text:s/>153,706 <text:s/></text:p>
          </table:table-cell>
          <table:table-cell table:style-name="ce42" office:value-type="float" office:value="67037.839" calcext:value-type="float">
            <text:p><text:s/>67,0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7822.08311111111" calcext:value-type="float">
            <text:p><text:s/>7,822 <text:s/></text:p>
          </table:table-cell>
          <table:table-cell table:style-name="ce42" office:value-type="float" office:value="711.631111111111" calcext:value-type="float">
            <text:p><text:s/>712 <text:s/></text:p>
          </table:table-cell>
          <table:table-cell table:style-name="ce42" office:value-type="float" office:value="7110.452" calcext:value-type="float">
            <text:p><text:s/>7,1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2922.103444444" calcext:value-type="float">
            <text:p><text:s/>212,922 <text:s/></text:p>
          </table:table-cell>
          <table:table-cell table:style-name="ce42" office:value-type="float" office:value="152994.716444444" calcext:value-type="float">
            <text:p><text:s/>152,995 <text:s/></text:p>
          </table:table-cell>
          <table:table-cell table:style-name="ce42" office:value-type="float" office:value="59927.387" calcext:value-type="float">
            <text:p><text:s/>59,9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3565.6333333333" calcext:value-type="float">
            <text:p>( 73,566 <text:s/>)</text:p>
          </table:table-cell>
          <table:table-cell table:style-name="ce45" office:value-type="float" office:value="68689.9973333333" calcext:value-type="float">
            <text:p>( 68,690 <text:s/>)</text:p>
          </table:table-cell>
          <table:table-cell table:style-name="ce45" office:value-type="float" office:value="4875.636" calcext:value-type="float">
            <text:p>( 4,87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68894.6757777778" calcext:value-type="float">
            <text:p>( 68,895 <text:s/>)</text:p>
          </table:table-cell>
          <table:table-cell table:style-name="ce47" office:value-type="float" office:value="34425.7777777778" calcext:value-type="float">
            <text:p>( 34,426 <text:s/>)</text:p>
          </table:table-cell>
          <table:table-cell table:style-name="ce47" office:value-type="float" office:value="34468.898" calcext:value-type="float">
            <text:p>( 34,469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73870.216005106" calcext:value-type="float">
            <text:p><text:s/>373,870 <text:s/></text:p>
          </table:table-cell>
          <table:table-cell table:style-name="ce42" office:value-type="float" office:value="26342.8115555556" calcext:value-type="float">
            <text:p><text:s/>26,343 <text:s/></text:p>
          </table:table-cell>
          <table:table-cell table:style-name="ce42" office:value-type="float" office:value="347527.40444955" calcext:value-type="float">
            <text:p><text:s/>347,5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34964.504338439" calcext:value-type="float">
            <text:p><text:s/>334,965 <text:s/></text:p>
          </table:table-cell>
          <table:table-cell table:style-name="ce42" office:value-type="float" office:value="19860.1448888889" calcext:value-type="float">
            <text:p><text:s/>19,860 <text:s/></text:p>
          </table:table-cell>
          <table:table-cell table:style-name="ce42" office:value-type="float" office:value="315104.35944955" calcext:value-type="float">
            <text:p><text:s/>315,1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8905.7116666667" calcext:value-type="float">
            <text:p><text:s/>38,906 <text:s/></text:p>
          </table:table-cell>
          <table:table-cell table:style-name="ce42" office:value-type="float" office:value="6482.66666666667" calcext:value-type="float">
            <text:p><text:s/>6,483 <text:s/></text:p>
          </table:table-cell>
          <table:table-cell table:style-name="ce42" office:value-type="float" office:value="32423.045" calcext:value-type="float">
            <text:p><text:s/>32,4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26520.1396666667" calcext:value-type="float">
            <text:p>( 26,520 <text:s/>)</text:p>
          </table:table-cell>
          <table:table-cell table:style-name="ce45" office:value-type="float" office:value="1978.66666666667" calcext:value-type="float">
            <text:p>( 1,979 <text:s/>)</text:p>
          </table:table-cell>
          <table:table-cell table:style-name="ce45" office:value-type="float" office:value="24541.473" calcext:value-type="float">
            <text:p>( 24,54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96342.6527777778" calcext:value-type="float">
            <text:p><text:s/>96,343 <text:s/></text:p>
          </table:table-cell>
          <table:table-cell table:style-name="ce42" office:value-type="float" office:value="13754.7217777778" calcext:value-type="float">
            <text:p><text:s/>13,755 <text:s/></text:p>
          </table:table-cell>
          <table:table-cell table:style-name="ce42" office:value-type="float" office:value="82587.931" calcext:value-type="float">
            <text:p><text:s/>82,5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546.20688888889" calcext:value-type="float">
            <text:p><text:s/>6,546 <text:s/></text:p>
          </table:table-cell>
          <table:table-cell table:style-name="ce46" office:value-type="float" office:value="4228.64088888889" calcext:value-type="float">
            <text:p><text:s/>4,229 <text:s/></text:p>
          </table:table-cell>
          <table:table-cell table:style-name="ce46" office:value-type="float" office:value="2317.566" calcext:value-type="float">
            <text:p><text:s/>2,31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82584.809222222" calcext:value-type="float">
            <text:p><text:s/>182,585 <text:s/></text:p>
          </table:table-cell>
          <table:table-cell table:style-name="ce42" office:value-type="float" office:value="83593.1342222222" calcext:value-type="float">
            <text:p><text:s/>83,593 <text:s/></text:p>
          </table:table-cell>
          <table:table-cell table:style-name="ce42" office:value-type="float" office:value="98991.675" calcext:value-type="float">
            <text:p><text:s/>98,9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45320.3421111111" calcext:value-type="float">
            <text:p><text:s/>45,320 <text:s/></text:p>
          </table:table-cell>
          <table:table-cell table:style-name="ce42" office:value-type="float" office:value="6978.27111111111" calcext:value-type="float">
            <text:p><text:s/>6,978 <text:s/></text:p>
          </table:table-cell>
          <table:table-cell table:style-name="ce42" office:value-type="float" office:value="38342.071" calcext:value-type="float">
            <text:p><text:s/>38,3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8842.0983333333" calcext:value-type="float">
            <text:p><text:s/>28,842 <text:s/></text:p>
          </table:table-cell>
          <table:table-cell table:style-name="ce42" office:value-type="float" office:value="14966.9973333333" calcext:value-type="float">
            <text:p><text:s/>14,967 <text:s/></text:p>
          </table:table-cell>
          <table:table-cell table:style-name="ce42" office:value-type="float" office:value="13875.101" calcext:value-type="float">
            <text:p><text:s/>13,8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62511.8412222222" calcext:value-type="float">
            <text:p><text:s/>62,512 <text:s/></text:p>
          </table:table-cell>
          <table:table-cell table:style-name="ce42" office:value-type="float" office:value="2350.22222222222" calcext:value-type="float">
            <text:p><text:s/>2,350 <text:s/></text:p>
          </table:table-cell>
          <table:table-cell table:style-name="ce42" office:value-type="float" office:value="60161.619" calcext:value-type="float">
            <text:p><text:s/>60,1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648.736177896" calcext:value-type="float">
            <text:p><text:s/>283,649 <text:s/></text:p>
          </table:table-cell>
          <table:table-cell table:style-name="ce42" office:value-type="float" office:value="1713.7584" calcext:value-type="float">
            <text:p><text:s/>1,7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3.7584" calcext:value-type="float">
            <text:p><text:s/>1,714 <text:s/></text:p>
          </table:table-cell>
          <table:table-cell table:style-name="ce42" office:value-type="float" office:value="281934.977777896" calcext:value-type="float">
            <text:p><text:s/>281,9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4920.1585555556" calcext:value-type="float">
            <text:p><text:s/>24,920 <text:s/></text:p>
          </table:table-cell>
          <table:table-cell table:style-name="ce43" office:value-type="float" office:value="2056.72355555556" calcext:value-type="float">
            <text:p><text:s/>2,057 <text:s/></text:p>
          </table:table-cell>
          <table:table-cell table:style-name="ce43" office:value-type="float" office:value="22863.435" calcext:value-type="float">
            <text:p><text:s/>22,86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8868.546222222" calcext:value-type="float">
            <text:p><text:s/>418,869 <text:s/></text:p>
          </table:table-cell>
          <table:table-cell table:style-name="ce42" office:value-type="float" office:value="263852.950222222" calcext:value-type="float">
            <text:p><text:s/>263,853 <text:s/></text:p>
          </table:table-cell>
          <table:table-cell table:style-name="ce42" office:value-type="float" office:value="155015.596" calcext:value-type="float">
            <text:p><text:s/>155,0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67553.482666667" calcext:value-type="float">
            <text:p><text:s/>367,553 <text:s/></text:p>
          </table:table-cell>
          <table:table-cell table:style-name="ce42" office:value-type="float" office:value="222162.402666667" calcext:value-type="float">
            <text:p><text:s/>222,162 <text:s/></text:p>
          </table:table-cell>
          <table:table-cell table:style-name="ce42" office:value-type="float" office:value="145391.08" calcext:value-type="float">
            <text:p><text:s/>145,3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27.355777777778" calcext:value-type="float">
            <text:p><text:s/>527 <text:s/></text:p>
          </table:table-cell>
          <table:table-cell table:style-name="ce42" office:value-type="float" office:value="510.233777777778" calcext:value-type="float">
            <text:p><text:s/>510 <text:s/></text:p>
          </table:table-cell>
          <table:table-cell table:style-name="ce42" office:value-type="float" office:value="17.122" calcext:value-type="float">
            <text:p><text:s/>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9136.9658888889" calcext:value-type="float">
            <text:p><text:s/>29,137 <text:s/></text:p>
          </table:table-cell>
          <table:table-cell table:style-name="ce42" office:value-type="float" office:value="21476.3608888889" calcext:value-type="float">
            <text:p><text:s/>21,476 <text:s/></text:p>
          </table:table-cell>
          <table:table-cell table:style-name="ce42" office:value-type="float" office:value="7660.605" calcext:value-type="float">
            <text:p><text:s/>7,6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289.1223333333" calcext:value-type="float">
            <text:p><text:s/>15,289 <text:s/></text:p>
          </table:table-cell>
          <table:table-cell table:style-name="ce42" office:value-type="float" office:value="13378.3333333333" calcext:value-type="float">
            <text:p><text:s/>13,378 <text:s/></text:p>
          </table:table-cell>
          <table:table-cell table:style-name="ce42" office:value-type="float" office:value="1910.789" calcext:value-type="float">
            <text:p><text:s/>1,9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361.61955555556" calcext:value-type="float">
            <text:p><text:s/>6,362 <text:s/></text:p>
          </table:table-cell>
          <table:table-cell table:style-name="ce43" office:value-type="float" office:value="6325.61955555556" calcext:value-type="float">
            <text:p><text:s/>6,326 <text:s/></text:p>
          </table:table-cell>
          <table:table-cell table:style-name="ce43" office:value-type="float" office:value="36" calcext:value-type="float">
            <text:p><text:s/>3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03703.657444444" calcext:value-type="float">
            <text:p><text:s/>803,704 <text:s/></text:p>
          </table:table-cell>
          <table:table-cell table:style-name="ce44" office:value-type="float" office:value="751831.652444444" calcext:value-type="float">
            <text:p><text:s/>751,832 <text:s/></text:p>
          </table:table-cell>
          <table:table-cell table:style-name="ce44" office:value-type="float" office:value="51872.005" calcext:value-type="float">
            <text:p><text:s/>51,87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4205548.541949" calcext:value-type="float">
            <text:p><text:s/>64,205,549 <text:s/></text:p>
          </table:table-cell>
          <table:table-cell table:style-name="ce42" office:value-type="float" office:value="19071" calcext:value-type="float">
            <text:p><text:s/>19,071 <text:s/></text:p>
          </table:table-cell>
          <table:table-cell table:style-name="ce42" office:value-type="float" office:value="64186477.541949" calcext:value-type="float">
            <text:p><text:s/>64,186,478 <text:s/></text:p>
          </table:table-cell>
          <table:table-cell table:style-name="ce42" office:value-type="float" office:value="3433038.332222" calcext:value-type="float">
            <text:p><text:s/>3,433,038 <text:s/></text:p>
          </table:table-cell>
          <table:table-cell table:style-name="ce42" office:value-type="float" office:value="236087.856974" calcext:value-type="float">
            <text:p><text:s/>236,088 <text:s/></text:p>
          </table:table-cell>
          <table:table-cell table:style-name="ce42" office:value-type="float" office:value="209737.977309" calcext:value-type="float">
            <text:p><text:s/>209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49.879665" calcext:value-type="float">
            <text:p><text:s/>26,350 <text:s/></text:p>
          </table:table-cell>
          <table:table-cell table:style-name="ce42" office:value-type="float" office:value="3196950.475248" calcext:value-type="float">
            <text:p><text:s/>3,196,9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3404045.362" calcext:value-type="float">
            <text:p><text:s/>63,404,0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404045.362" calcext:value-type="float">
            <text:p><text:s/>63,404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06.403481" calcext:value-type="float">
            <text:p><text:s/>32,3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306.403481" calcext:value-type="float">
            <text:p><text:s/>32,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01503.179949" calcext:value-type="float">
            <text:p><text:s/>801,503 <text:s/></text:p>
          </table:table-cell>
          <table:table-cell table:style-name="ce42" office:value-type="float" office:value="19071" calcext:value-type="float">
            <text:p><text:s/>19,071 <text:s/></text:p>
          </table:table-cell>
          <table:table-cell table:style-name="ce42" office:value-type="float" office:value="782432.179949" calcext:value-type="float">
            <text:p><text:s/>782,432 <text:s/></text:p>
          </table:table-cell>
          <table:table-cell table:style-name="ce42" office:value-type="float" office:value="3400731.928741" calcext:value-type="float">
            <text:p><text:s/>3,400,732 <text:s/></text:p>
          </table:table-cell>
          <table:table-cell table:style-name="ce42" office:value-type="float" office:value="236087.856974" calcext:value-type="float">
            <text:p><text:s/>236,088 <text:s/></text:p>
          </table:table-cell>
          <table:table-cell table:style-name="ce42" office:value-type="float" office:value="209737.977309" calcext:value-type="float">
            <text:p><text:s/>209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349.879665" calcext:value-type="float">
            <text:p><text:s/>26,350 <text:s/></text:p>
          </table:table-cell>
          <table:table-cell table:style-name="ce42" office:value-type="float" office:value="3164644.071767" calcext:value-type="float">
            <text:p><text:s/>3,164,6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75.337981" calcext:value-type="float">
            <text:p><text:s/>53,3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375.337981" calcext:value-type="float">
            <text:p><text:s/>53,37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375.337981" calcext:value-type="float">
            <text:p><text:s/>53,37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3375.337981" calcext:value-type="float">
            <text:p><text:s/>53,375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82196.087682222" calcext:value-type="float">
            <text:p><text:s/>382,19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888.37575777778" calcext:value-type="float">
            <text:p><text:s/>5,888 <text:s/></text:p>
          </table:table-cell>
          <table:table-cell table:style-name="ce41" office:value-type="float" office:value="142633.548562222" calcext:value-type="float">
            <text:p><text:s/>142,634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2195063.8916444" calcext:value-type="float">
            <text:p><text:s/>12,195,0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2195063.8916444" calcext:value-type="float">
            <text:p><text:s/>12,195,064 <text:s/></text:p>
          </table:table-cell>
          <table:table-cell table:style-name="ce43" office:value-type="float" office:value="382196.087682222" calcext:value-type="float">
            <text:p><text:s/>382,19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888.37575777778" calcext:value-type="float">
            <text:p><text:s/>5,888 <text:s/></text:p>
          </table:table-cell>
          <table:table-cell table:style-name="ce43" office:value-type="float" office:value="142633.548562222" calcext:value-type="float">
            <text:p><text:s/>142,634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3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003" calcext:value-type="float">
            <text:p><text:s/>0 <text:s/></text:p>
          </table:table-cell>
          <table:table-cell table:style-name="ce43" office:value-type="float" office:value="-0.0000000000031" calcext:value-type="float">
            <text:p><text:s/>-0 <text:s/></text:p>
          </table:table-cell>
          <table:table-cell table:style-name="ce43" office:value-type="float" office:value="-6486.50384666622" calcext:value-type="float">
            <text:p><text:s/>-6,4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195063.8916444" calcext:value-type="float">
            <text:p><text:s/>12,195,064 <text:s/></text:p>
          </table:table-cell>
          <table:table-cell table:style-name="ce42" office:value-type="float" office:value="659508.629904444" calcext:value-type="float">
            <text:p><text:s/>659,5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88.37575777778" calcext:value-type="float">
            <text:p><text:s/>5,888 <text:s/></text:p>
          </table:table-cell>
          <table:table-cell table:style-name="ce42" office:value-type="float" office:value="142633.548562222" calcext:value-type="float">
            <text:p><text:s/>142,634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195063.8916444" calcext:value-type="float">
            <text:p><text:s/>12,195,064 <text:s/></text:p>
          </table:table-cell>
          <table:table-cell table:style-name="ce42" office:value-type="float" office:value="659508.629904444" calcext:value-type="float">
            <text:p><text:s/>659,5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5.961868888889" calcext:value-type="float">
            <text:p><text:s/>826 <text:s/></text:p>
          </table:table-cell>
          <table:table-cell table:style-name="ce42" office:value-type="float" office:value="142016.675244444" calcext:value-type="float">
            <text:p><text:s/>142,01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2.41388888889" calcext:value-type="float">
            <text:p><text:s/>5,062 <text:s/></text:p>
          </table:table-cell>
          <table:table-cell table:style-name="ce42" office:value-type="float" office:value="616.873317777778" calcext:value-type="float">
            <text:p><text:s/>61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7312.542222222" calcext:value-type="float">
            <text:p><text:s/>277,3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95959.1381067" calcext:value-type="float">
            <text:p><text:s/>24,095,9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7312.542222222" calcext:value-type="float">
            <text:p><text:s/>277,3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95959.1381067" calcext:value-type="float">
            <text:p><text:s/>24,095,9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9633.23131778" calcext:value-type="float">
            <text:p><text:s/>1,819,6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.5281844444445" calcext:value-type="float">
            <text:p><text:s/>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1.88319555556" calcext:value-type="float">
            <text:p><text:s/>1,3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818.212755556" calcext:value-type="float">
            <text:p><text:s/>331,8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0283.39162" calcext:value-type="float">
            <text:p><text:s/>920,2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4572.488888889" calcext:value-type="float">
            <text:p><text:s/>334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131.80244" calcext:value-type="float">
            <text:p><text:s/>194,1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7391.9242333333" calcext:value-type="float">
            <text:p><text:s/>37,3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69759.392573333" calcext:value-type="float">
            <text:p><text:s/>969,7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313053.0180622" calcext:value-type="float">
            <text:p><text:s/>21,313,0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313053.0180622" calcext:value-type="float">
            <text:p><text:s/>21,313,0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15500.2545711" calcext:value-type="float">
            <text:p><text:s/>12,315,5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084.0046888889" calcext:value-type="float">
            <text:p><text:s/>40,0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8854.734208889" calcext:value-type="float">
            <text:p><text:s/>348,8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1268.967908889" calcext:value-type="float">
            <text:p><text:s/>561,2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29.2065511111" calcext:value-type="float">
            <text:p><text:s/>23,1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650.4654066667" calcext:value-type="float">
            <text:p><text:s/>39,6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7226.519962222" calcext:value-type="float">
            <text:p><text:s/>327,2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140.6816177778" calcext:value-type="float">
            <text:p><text:s/>52,1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7529.69705778" calcext:value-type="float">
            <text:p><text:s/>2,647,5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8339.06532222" calcext:value-type="float">
            <text:p><text:s/>1,788,3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373.3849444444" calcext:value-type="float">
            <text:p>( 22,37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06931.04334" calcext:value-type="float">
            <text:p>( 1,606,93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9464.365504445" calcext:value-type="float">
            <text:p><text:s/>559,4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146.608451111" calcext:value-type="float">
            <text:p><text:s/>224,1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5579.65778" calcext:value-type="float">
            <text:p><text:s/>75,5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2126.587904444" calcext:value-type="float">
            <text:p><text:s/>322,1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227.253228889" calcext:value-type="float">
            <text:p><text:s/>113,2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71126.615464444" calcext:value-type="float">
            <text:p><text:s/>471,1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4309.574504445" calcext:value-type="float">
            <text:p><text:s/>544,3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178.877762222" calcext:value-type="float">
            <text:p><text:s/>195,1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130.696742222" calcext:value-type="float">
            <text:p><text:s/>349,1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1993.5022288889" calcext:value-type="float">
            <text:p>( 31,99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12713.343993333" calcext:value-type="float">
            <text:p>( 212,71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98050.85247333" calcext:value-type="float">
            <text:p><text:s/>1,598,0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4524.64778444" calcext:value-type="float">
            <text:p><text:s/>1,494,5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526.204688889" calcext:value-type="float">
            <text:p><text:s/>103,5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6118.5962333333" calcext:value-type="float">
            <text:p>( 56,11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7372.527635556" calcext:value-type="float">
            <text:p><text:s/>627,3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97750.699448889" calcext:value-type="float">
            <text:p><text:s/>197,7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90282.84016667" calcext:value-type="float">
            <text:p><text:s/>3,690,2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08434.67659333" calcext:value-type="float">
            <text:p><text:s/>2,508,4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248.15912" calcext:value-type="float">
            <text:p><text:s/>222,2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563.169733333" calcext:value-type="float">
            <text:p><text:s/>112,5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572.4966644445" calcext:value-type="float">
            <text:p><text:s/>89,5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9150.833231111" calcext:value-type="float">
            <text:p><text:s/>239,1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34.3675933333" calcext:value-type="float">
            <text:p><text:s/>47,8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830.790584444" calcext:value-type="float">
            <text:p><text:s/>118,8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959.501635556" calcext:value-type="float">
            <text:p><text:s/>114,9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71.28894888889" calcext:value-type="float">
            <text:p><text:s/>3,8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0490.551113333" calcext:value-type="float">
            <text:p><text:s/>260,4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656.718482222" calcext:value-type="float">
            <text:p><text:s/>171,6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8833.8326311111" calcext:value-type="float">
            <text:p><text:s/>88,8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73759.69250756" calcext:value-type="float">
            <text:p><text:s/>4,373,7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1875.662473333" calcext:value-type="float">
            <text:p><text:s/>521,8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169.373357778" calcext:value-type="float">
            <text:p><text:s/>262,1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344.329635556" calcext:value-type="float">
            <text:p><text:s/>123,3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503.71452" calcext:value-type="float">
            <text:p><text:s/>68,5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931.675611111" calcext:value-type="float">
            <text:p><text:s/>134,9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784.132257778" calcext:value-type="float">
            <text:p><text:s/>103,7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219.766451111" calcext:value-type="float">
            <text:p><text:s/>113,2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4330.753842222" calcext:value-type="float">
            <text:p><text:s/>794,3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9561.730592" calcext:value-type="float">
            <text:p><text:s/>519,5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32038.55376667" calcext:value-type="float">
            <text:p><text:s/>1,732,0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244471.72928578" calcext:value-type="float">
            <text:p><text:s/>4,244,4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2116490.8" calcext:value-type="float">
            <text:p><text:s/>42,116,491 <text:s/></text:p>
          </table:table-cell>
          <table:table-cell table:style-name="ce42" office:value-type="float" office:value="6901834.499" calcext:value-type="float">
            <text:p><text:s/>6,901,8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622.537" calcext:value-type="float">
            <text:p><text:s/>61,623 <text:s/></text:p>
          </table:table-cell>
          <table:table-cell table:style-name="ce42" office:value-type="float" office:value="1492676.671" calcext:value-type="float">
            <text:p><text:s/>1,492,6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2116490.8" calcext:value-type="float">
            <text:p><text:s/>42,116,491 <text:s/></text:p>
          </table:table-cell>
          <table:table-cell table:style-name="ce42" office:value-type="float" office:value="6901834.499" calcext:value-type="float">
            <text:p><text:s/>6,901,8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43.787" calcext:value-type="float">
            <text:p><text:s/>8,644 <text:s/></text:p>
          </table:table-cell>
          <table:table-cell table:style-name="ce42" office:value-type="float" office:value="1486221.02" calcext:value-type="float">
            <text:p><text:s/>1,486,2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978.75" calcext:value-type="float">
            <text:p><text:s/>52,979 <text:s/></text:p>
          </table:table-cell>
          <table:table-cell table:style-name="ce42" office:value-type="float" office:value="6455.651" calcext:value-type="float">
            <text:p><text:s/>6,4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0年(西元201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3210" calcext:value-type="float">
            <text:p><text:s/>113,21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33261.4383629" calcext:value-type="float">
            <text:p><text:s/>2,733,261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104624.537515" calcext:value-type="float">
            <text:p><text:s/>136,104,625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44065.6832705" calcext:value-type="float">
            <text:p><text:s/>15,544,066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9452.8" calcext:value-type="float">
            <text:p><text:s/>1,809,453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3499.55555556" calcext:value-type="float">
            <text:p><text:s/>2,193,500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28552.78637072" calcext:value-type="float">
            <text:p><text:s/>-1,228,55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3210" calcext:value-type="float">
            <text:p><text:s/>113,21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0519420.723422" calcext:value-type="float">
            <text:p><text:s/>120,519,421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05817.040204" calcext:value-type="float">
            <text:p><text:s/>23,805,817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4" calcext:value-type="float">
            <text:p><text:s/>0 <text:s/></text:p>
          </table:table-cell>
          <table:table-cell table:style-name="ce43" office:value-type="float" office:value="933232.461637901" calcext:value-type="float">
            <text:p><text:s/>933,232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995655.86668" calcext:value-type="float">
            <text:p><text:s/>118,995,656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50127.56555556" calcext:value-type="float">
            <text:p><text:s/>5,850,128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8731.00777778" calcext:value-type="float">
            <text:p><text:s/>4,968,731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50302.7887371" calcext:value-type="float">
            <text:p><text:s/>47,450,30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32205.7946772" calcext:value-type="float">
            <text:p><text:s/>49,132,20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79.28720666667" calcext:value-type="float">
            <text:p><text:s/>5,679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0766.293888889" calcext:value-type="float">
            <text:p><text:s/>780,766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807843.1288366" calcext:value-type="float">
            <text:p><text:s/>10,807,843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7515.56422222" calcext:value-type="float">
            <text:p><text:s/>1,947,516 <text:s/></text:p>
          </table:table-cell>
          <table:table-cell table:style-name="ce42" office:value-type="float" office:value="105868576.673234" calcext:value-type="float">
            <text:p><text:s/>105,868,577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7515.56422222" calcext:value-type="float">
            <text:p><text:s/>1,947,516 <text:s/></text:p>
          </table:table-cell>
          <table:table-cell table:style-name="ce42" office:value-type="float" office:value="83459592.0098264" calcext:value-type="float">
            <text:p><text:s/>83,459,592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408984.663408" calcext:value-type="float">
            <text:p><text:s/>22,408,985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7538.938466667" calcext:value-type="float">
            <text:p><text:s/>487,539 <text:s/></text:p>
          </table:table-cell>
          <table:table-cell table:style-name="ce42" office:value-type="float" office:value="6376048.74188363" calcext:value-type="float">
            <text:p><text:s/>6,376,049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4.72818444444" calcext:value-type="float">
            <text:p><text:s/>2,205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860.727" calcext:value-type="float">
            <text:p><text:s/>575,861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8769.436333333" calcext:value-type="float">
            <text:p><text:s/>538,769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1.88319555556" calcext:value-type="float">
            <text:p><text:s/>1,362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7538.938466667" calcext:value-type="float">
            <text:p><text:s/>487,539 <text:s/></text:p>
          </table:table-cell>
          <table:table-cell table:style-name="ce42" office:value-type="float" office:value="3755900.66521674" calcext:value-type="float">
            <text:p><text:s/>3,755,901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4011.019175556" calcext:value-type="float">
            <text:p><text:s/>934,011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572.488888889" calcext:value-type="float">
            <text:p><text:s/>334,572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131.80244" calcext:value-type="float">
            <text:p><text:s/>194,132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235.9914491142" calcext:value-type="float">
            <text:p><text:s/>39,236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18502.49801778" calcext:value-type="float">
            <text:p><text:s/>1,018,502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3210" calcext:value-type="float">
            <text:p><text:s/>113,210 <text:s/></text:p>
          </table:table-cell>
          <table:table-cell table:style-name="ce44" office:value-type="float" office:value="1459976.62575556" calcext:value-type="float">
            <text:p><text:s/>1,459,977 <text:s/></text:p>
          </table:table-cell>
          <table:table-cell table:style-name="ce44" office:value-type="float" office:value="75258740.7882337" calcext:value-type="float">
            <text:p><text:s/>75,258,741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3210" calcext:value-type="float">
            <text:p><text:s/>113,210 <text:s/></text:p>
          </table:table-cell>
          <table:table-cell table:style-name="ce44" office:value-type="float" office:value="1459976.62575556" calcext:value-type="float">
            <text:p><text:s/>1,459,977 <text:s/></text:p>
          </table:table-cell>
          <table:table-cell table:style-name="ce44" office:value-type="float" office:value="53303052.4420432" calcext:value-type="float">
            <text:p><text:s/>53,303,052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9976.62575556" calcext:value-type="float">
            <text:p><text:s/>1,459,977 <text:s/></text:p>
          </table:table-cell>
          <table:table-cell table:style-name="ce42" office:value-type="float" office:value="27005360.0223146" calcext:value-type="float">
            <text:p><text:s/>27,005,360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119.342611111" calcext:value-type="float">
            <text:p><text:s/>102,11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61.5974814815" calcext:value-type="float">
            <text:p><text:s/>19,162 <text:s/></text:p>
          </table:table-cell>
          <table:table-cell table:style-name="ce42" office:value-type="float" office:value="759360.097915204" calcext:value-type="float">
            <text:p><text:s/>759,360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184.1259259259" calcext:value-type="float">
            <text:p><text:s/>34,184 <text:s/></text:p>
          </table:table-cell>
          <table:table-cell table:style-name="ce42" office:value-type="float" office:value="1477638.40426299" calcext:value-type="float">
            <text:p><text:s/>1,477,63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58.8464733333" calcext:value-type="float">
            <text:p><text:s/>44,959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222.7531022222" calcext:value-type="float">
            <text:p><text:s/>51,223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51.7963703704" calcext:value-type="float">
            <text:p><text:s/>12,052 <text:s/></text:p>
          </table:table-cell>
          <table:table-cell table:style-name="ce42" office:value-type="float" office:value="1241156.40791495" calcext:value-type="float">
            <text:p><text:s/>1,241,156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007.3110322222" calcext:value-type="float">
            <text:p><text:s/>60,007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5802.50168889" calcext:value-type="float">
            <text:p><text:s/>1,325,803 <text:s/></text:p>
          </table:table-cell>
          <table:table-cell table:style-name="ce42" office:value-type="float" office:value="7966237.86758834" calcext:value-type="float">
            <text:p><text:s/>7,966,238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5802.50168889" calcext:value-type="float">
            <text:p><text:s/>1,325,803 <text:s/></text:p>
          </table:table-cell>
          <table:table-cell table:style-name="ce42" office:value-type="float" office:value="5974295.71725604" calcext:value-type="float">
            <text:p><text:s/>5,974,296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7830.57692" calcext:value-type="float">
            <text:p>( 17,831 <text:s/>)</text:p>
          </table:table-cell>
          <table:table-cell table:style-name="ce45" office:value-type="float" office:value="1076322.43978249" calcext:value-type="float">
            <text:p>( 1,076,322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07971.92476889" calcext:value-type="float">
            <text:p>( 1,307,972 <text:s/>)</text:p>
          </table:table-cell>
          <table:table-cell table:style-name="ce45" office:value-type="float" office:value="4735270.72932466" calcext:value-type="float">
            <text:p>( 4,735,271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667.91111111111" calcext:value-type="float">
            <text:p>( 3,668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2339.17865233" calcext:value-type="float">
            <text:p><text:s/>1,242,339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585.897943308" calcext:value-type="float">
            <text:p><text:s/>478,586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71017.073736667" calcext:value-type="float">
            <text:p><text:s/>271,017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4296.604827778" calcext:value-type="float">
            <text:p><text:s/>514,297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611.739415556" calcext:value-type="float">
            <text:p><text:s/>202,612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80194.142622222" calcext:value-type="float">
            <text:p><text:s/>580,194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55824.63186889" calcext:value-type="float">
            <text:p><text:s/>3,055,825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3244.44247333" calcext:value-type="float">
            <text:p><text:s/>1,823,244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2580.18939556" calcext:value-type="float">
            <text:p><text:s/>1,232,580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0632.838985556" calcext:value-type="float">
            <text:p>( 110,633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84983.073284444" calcext:value-type="float">
            <text:p>( 284,983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05.87606666667" calcext:value-type="float">
            <text:p><text:s/>9,906 <text:s/></text:p>
          </table:table-cell>
          <table:table-cell table:style-name="ce42" office:value-type="float" office:value="4360541.261886" calcext:value-type="float">
            <text:p><text:s/>4,360,541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43.52564" calcext:value-type="float">
            <text:p><text:s/>5,944 <text:s/></text:p>
          </table:table-cell>
          <table:table-cell table:style-name="ce42" office:value-type="float" office:value="4139023.61910044" calcext:value-type="float">
            <text:p><text:s/>4,139,024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62.35042666667" calcext:value-type="float">
            <text:p><text:s/>3,962 <text:s/></text:p>
          </table:table-cell>
          <table:table-cell table:style-name="ce42" office:value-type="float" office:value="221517.642785556" calcext:value-type="float">
            <text:p><text:s/>221,518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962.35042666667" calcext:value-type="float">
            <text:p>( 3,962 <text:s/>)</text:p>
          </table:table-cell>
          <table:table-cell table:style-name="ce45" office:value-type="float" office:value="94211.1966433333" calcext:value-type="float">
            <text:p>( 94,211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2633.922682222" calcext:value-type="float">
            <text:p><text:s/>812,634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16260.651737778" calcext:value-type="float">
            <text:p><text:s/>216,261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870.7282222222" calcext:value-type="float">
            <text:p><text:s/>58,871 <text:s/></text:p>
          </table:table-cell>
          <table:table-cell table:style-name="ce42" office:value-type="float" office:value="4158869.68599811" calcext:value-type="float">
            <text:p><text:s/>4,158,870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870.7282222222" calcext:value-type="float">
            <text:p><text:s/>58,871 <text:s/></text:p>
          </table:table-cell>
          <table:table-cell table:style-name="ce42" office:value-type="float" office:value="2612625.74692667" calcext:value-type="float">
            <text:p><text:s/>2,612,626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786.492211111" calcext:value-type="float">
            <text:p><text:s/>289,78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563.169733333" calcext:value-type="float">
            <text:p><text:s/>112,563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225.764233333" calcext:value-type="float">
            <text:p><text:s/>254,226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3664.449409025" calcext:value-type="float">
            <text:p><text:s/>523,66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507.097566667" calcext:value-type="float">
            <text:p><text:s/>149,507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1679.3772222222" calcext:value-type="float">
            <text:p><text:s/>71,679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96795.4158878" calcext:value-type="float">
            <text:p><text:s/>13,296,795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67.1111111111" calcext:value-type="float">
            <text:p><text:s/>95,567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71371.6475256" calcext:value-type="float">
            <text:p><text:s/>12,771,372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104.301635556" calcext:value-type="float">
            <text:p><text:s/>145,104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71.28894888889" calcext:value-type="float">
            <text:p><text:s/>3,871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881.066666667" calcext:value-type="float">
            <text:p><text:s/>280,881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5807.183513333" calcext:value-type="float">
            <text:p><text:s/>665,807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676.017548889" calcext:value-type="float">
            <text:p><text:s/>243,676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2131.165964445" calcext:value-type="float">
            <text:p><text:s/>422,131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96.3" calcext:value-type="float">
            <text:p><text:s/>3,3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78585.73528753" calcext:value-type="float">
            <text:p><text:s/>5,878,58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875.662473333" calcext:value-type="float">
            <text:p><text:s/>521,876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5547.54209331" calcext:value-type="float">
            <text:p><text:s/>1,155,548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561.396302222" calcext:value-type="float">
            <text:p><text:s/>131,561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676.11452" calcext:value-type="float">
            <text:p><text:s/>81,676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384.475611111" calcext:value-type="float">
            <text:p><text:s/>145,384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415.221368889" calcext:value-type="float">
            <text:p><text:s/>112,415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219.766451111" calcext:value-type="float">
            <text:p><text:s/>113,220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3467.719731111" calcext:value-type="float">
            <text:p><text:s/>823,468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96.3" calcext:value-type="float">
            <text:p><text:s/>3,3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5478.697369778" calcext:value-type="float">
            <text:p><text:s/>905,479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87959.13936667" calcext:value-type="float">
            <text:p><text:s/>1,887,959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9813.7" calcext:value-type="float">
            <text:p><text:s/>109,8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456504.08503994" calcext:value-type="float">
            <text:p><text:s/>6,456,504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55688.3461905" calcext:value-type="float">
            <text:p><text:s/>21,955,68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55688.3461905" calcext:value-type="float">
            <text:p><text:s/>21,955,68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784173.6120167" calcext:value-type="float">
            <text:p>( 17,784,174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167026.598969" calcext:value-type="float">
            <text:p><text:s/>252,167,027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347245.198" calcext:value-type="float">
            <text:p><text:s/>212,347,245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34.401" calcext:value-type="float">
            <text:p><text:s/>59,434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7696.999999" calcext:value-type="float">
            <text:p><text:s/>2,437,697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22649.99997" calcext:value-type="float">
            <text:p><text:s/>37,322,650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46206.999971" calcext:value-type="float">
            <text:p><text:s/>23,246,207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246206.999971" calcext:value-type="float">
            <text:p><text:s/>23,246,207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